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1" table:default-cell-style-name="Default"/>
        <table:table-row table:style-name="ro1">
          <table:table-cell/>
          <table:table-cell office:value-type="string" calcext:value-type="string">
            <text:p>Unnamed: 0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RotamerValu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Sequen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BOptimizeSasa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DimerPreBBOptimize</text:p>
          </table:table-cell>
          <table:table-cell office:value-type="string" calcext:value-type="string">
            <text:p>Dimerw/Baseline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merBBOptimize</text:p>
          </table:table-cell>
          <table:table-cell office:value-type="string" calcext:value-type="string">
            <text:p>HBONDDimerPreBB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merBBOptimize</text:p>
          </table:table-cell>
          <table:table-cell office:value-type="string" calcext:value-type="string">
            <text:p>IMM1DimerPreBB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CSearchEnergy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SequenceProbabi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reBBOptimize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merBBOptimize</text:p>
          </table:table-cell>
          <table:table-cell office:value-type="string" calcext:value-type="string">
            <text:p>VDWDimerPreBB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acceptCycleNumber</text:p>
          </table:table-cell>
          <table:table-cell office:value-type="string" calcext:value-type="string">
            <text:p>acceptTemp</text:p>
          </table:table-cell>
          <table:table-cell office:value-type="string" calcext:value-type="string">
            <text:p>bestEnergyTotal</text:p>
          </table:table-cell>
          <table:table-cell office:value-type="string" calcext:value-type="string">
            <text:p>currEnergyTotal</text:p>
          </table:table-cell>
          <table:table-cell office:value-type="string" calcext:value-type="string">
            <text:p>currEntropy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energyComparison</text:p>
          </table:table-cell>
          <table:table-cell office:value-type="string" calcext:value-type="string">
            <text:p>entropyDiff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geometryNumber</text:p>
          </table:table-cell>
          <table:table-cell office:value-type="string" calcext:value-type="string">
            <text:p>preBBOptimize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preRepackTotal</text:p>
          </table:table-cell>
          <table:table-cell office:value-type="string" calcext:value-type="string">
            <text:p>prevEntropy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startAxialRotationPrime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startRotZDensity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startZShiftPrime</text:p>
          </table:table-cell>
          <table:table-cell office:value-type="string" calcext:value-type="string">
            <text:p>Unnamed: 61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Entropy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  <table:table-cell office:value-type="string" calcext:value-type="string">
            <text:p>startXShift_norm</text:p>
          </table:table-cell>
          <table:table-cell office:value-type="string" calcext:value-type="string">
            <text:p>endXShift_norm</text:p>
          </table:table-cell>
          <table:table-cell office:value-type="string" calcext:value-type="string">
            <text:p>xShift_dist</text:p>
          </table:table-cell>
          <table:table-cell office:value-type="string" calcext:value-type="string">
            <text:p>startCrossingAngle_norm</text:p>
          </table:table-cell>
          <table:table-cell office:value-type="string" calcext:value-type="string">
            <text:p>endCrossingAngle_norm</text:p>
          </table:table-cell>
          <table:table-cell office:value-type="string" calcext:value-type="string">
            <text:p>crossingAngle_dist</text:p>
          </table:table-cell>
          <table:table-cell office:value-type="string" calcext:value-type="string">
            <text:p>startAxialRotationPrime_norm</text:p>
          </table:table-cell>
          <table:table-cell office:value-type="string" calcext:value-type="string">
            <text:p>endAxialRotationPrime_norm</text:p>
          </table:table-cell>
          <table:table-cell office:value-type="string" calcext:value-type="string">
            <text:p>axialRotationPrime_dist</text:p>
          </table:table-cell>
          <table:table-cell office:value-type="string" calcext:value-type="string">
            <text:p>startZShiftPrime_norm</text:p>
          </table:table-cell>
          <table:table-cell office:value-type="string" calcext:value-type="string">
            <text:p>endZShiftPrime_norm</text:p>
          </table:table-cell>
          <table:table-cell office:value-type="string" calcext:value-type="string">
            <text:p>zShiftPrime_dist</text:p>
          </table:table-cell>
          <table:table-cell office:value-type="string" calcext:value-type="string">
            <text:p>GeometricDist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YTLLVALLFLLISLLILI</text:p>
          </table:table-cell>
          <table:table-cell office:value-type="float" office:value="3.300210020021E+019" calcext:value-type="float">
            <text:p>3.300210020021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--YT-LVA-LF-LIS-L--I</text:p>
          </table:table-cell>
          <table:table-cell office:value-type="float" office:value="1666750000" calcext:value-type="float">
            <text:p>1666750000</text:p>
          </table:table-cell>
          <table:table-cell office:value-type="float" office:value="3732.11" calcext:value-type="float">
            <text:p>3732.11</text:p>
          </table:table-cell>
          <table:table-cell office:value-type="float" office:value="360.887" calcext:value-type="float">
            <text:p>360.887</text:p>
          </table:table-cell>
          <table:table-cell office:value-type="float" office:value="-381.761" calcext:value-type="float">
            <text:p>-381.761</text:p>
          </table:table-cell>
          <table:table-cell office:value-type="float" office:value="-381.702" calcext:value-type="float">
            <text:p>-381.702</text:p>
          </table:table-cell>
          <table:table-cell office:value-type="float" office:value="-20.8735" calcext:value-type="float">
            <text:p>-20.8735</text:p>
          </table:table-cell>
          <table:table-cell office:value-type="float" office:value="-77.047" calcext:value-type="float">
            <text:p>-77.047</text:p>
          </table:table-cell>
          <table:table-cell office:value-type="float" office:value="-77.8577" calcext:value-type="float">
            <text:p>-77.8577</text:p>
          </table:table-cell>
          <table:table-cell office:value-type="float" office:value="-76.9845" calcext:value-type="float">
            <text:p>-76.9845</text:p>
          </table:table-cell>
          <table:table-cell office:value-type="float" office:value="-60.4659" calcext:value-type="float">
            <text:p>-60.4659</text:p>
          </table:table-cell>
          <table:table-cell office:value-type="float" office:value="-229.07" calcext:value-type="float">
            <text:p>-229.07</text:p>
          </table:table-cell>
          <table:table-cell office:value-type="float" office:value="-229.043" calcext:value-type="float">
            <text:p>-229.043</text:p>
          </table:table-cell>
          <table:table-cell office:value-type="float" office:value="-229.067" calcext:value-type="float">
            <text:p>-229.067</text:p>
          </table:table-cell>
          <table:table-cell office:value-type="float" office:value="-254.184" calcext:value-type="float">
            <text:p>-254.184</text:p>
          </table:table-cell>
          <table:table-cell office:value-type="float" office:value="-21.398" calcext:value-type="float">
            <text:p>-21.398</text:p>
          </table:table-cell>
          <table:table-cell office:value-type="float" office:value="-360.363" calcext:value-type="float">
            <text:p>-360.363</text:p>
          </table:table-cell>
          <table:table-cell office:value-type="float" office:value="4667.51" calcext:value-type="float">
            <text:p>4667.51</text:p>
          </table:table-cell>
          <table:table-cell office:value-type="float" office:value="3725.19" calcext:value-type="float">
            <text:p>3725.19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23.5272" calcext:value-type="float">
            <text:p>-23.5272</text:p>
          </table:table-cell>
          <table:table-cell office:value-type="float" office:value="-21.3393" calcext:value-type="float">
            <text:p>-21.3393</text:p>
          </table:table-cell>
          <table:table-cell office:value-type="float" office:value="-75.6435" calcext:value-type="float">
            <text:p>-75.6435</text:p>
          </table:table-cell>
          <table:table-cell office:value-type="float" office:value="-76.9888" calcext:value-type="float">
            <text:p>-76.9888</text:p>
          </table:table-cell>
          <table:table-cell office:value-type="float" office:value="-75.6504" calcext:value-type="float">
            <text:p>-75.6504</text:p>
          </table:table-cell>
          <table:table-cell office:value-type="float" office:value="-45.7126" calcext:value-type="float">
            <text:p>-45.7126</text:p>
          </table:table-cell>
          <table:table-cell office:value-type="float" office:value="916" calcext:value-type="float">
            <text:p>916</text:p>
          </table:table-cell>
          <table:table-cell office:value-type="float" office:value="380.996" calcext:value-type="float">
            <text:p>380.996</text:p>
          </table:table-cell>
          <table:table-cell office:value-type="float" office:value="-16.3219" calcext:value-type="float">
            <text:p>-16.3219</text:p>
          </table:table-cell>
          <table:table-cell office:value-type="float" office:value="-17.6709" calcext:value-type="float">
            <text:p>-17.6709</text:p>
          </table:table-cell>
          <table:table-cell office:value-type="float" office:value="3.20259" calcext:value-type="float">
            <text:p>3.20259</text:p>
          </table:table-cell>
          <table:table-cell office:value-type="float" office:value="-158.598" calcext:value-type="float">
            <text:p>-158.598</text:p>
          </table:table-cell>
          <table:table-cell office:value-type="float" office:value="0.19083" calcext:value-type="float">
            <text:p>0.19083</text:p>
          </table:table-cell>
          <table:table-cell office:value-type="float" office:value="21.4027" calcext:value-type="float">
            <text:p>21.4027</text:p>
          </table:table-cell>
          <table:table-cell office:value-type="float" office:value="10.4043" calcext:value-type="float">
            <text:p>10.4043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8.81829" calcext:value-type="float">
            <text:p>8.81829</text:p>
          </table:table-cell>
          <table:table-cell office:value-type="float" office:value="1.34902" calcext:value-type="float">
            <text:p>1.34902</text:p>
          </table:table-cell>
          <table:table-cell office:value-type="float" office:value="1.96379" calcext:value-type="float">
            <text:p>1.96379</text:p>
          </table:table-cell>
          <table:table-cell office:value-type="float" office:value="-22.3767" calcext:value-type="float">
            <text:p>-22.3767</text:p>
          </table:table-cell>
          <table:table-cell office:value-type="float" office:value="3" calcext:value-type="float">
            <text:p>3</text:p>
          </table:table-cell>
          <table:table-cell office:value-type="float" office:value="-21.3393" calcext:value-type="float">
            <text:p>-21.3393</text:p>
          </table:table-cell>
          <table:table-cell office:value-type="float" office:value="-158.233" calcext:value-type="float">
            <text:p>-158.233</text:p>
          </table:table-cell>
          <table:table-cell office:value-type="float" office:value="1.28159" calcext:value-type="float">
            <text:p>1.28159</text:p>
          </table:table-cell>
          <table:table-cell office:value-type="float" office:value="20.5815" calcext:value-type="float">
            <text:p>20.5815</text:p>
          </table:table-cell>
          <table:table-cell office:value-type="float" office:value="10.2923" calcext:value-type="float">
            <text:p>10.2923</text:p>
          </table:table-cell>
          <table:table-cell office:value-type="float" office:value="10.408" calcext:value-type="float">
            <text:p>10.408</text:p>
          </table:table-cell>
          <table:table-cell office:value-type="float" office:value="8.92721" calcext:value-type="float">
            <text:p>8.92721</text:p>
          </table:table-cell>
          <table:table-cell office:value-type="float" office:value="-21.398" calcext:value-type="float">
            <text:p>-21.398</text:p>
          </table:table-cell>
          <table:table-cell office:value-type="float" office:value="5.16639" calcext:value-type="float">
            <text:p>5.16639</text:p>
          </table:table-cell>
          <table:table-cell office:value-type="float" office:value="-154.348" calcext:value-type="float">
            <text:p>-154.348</text:p>
          </table:table-cell>
          <table:table-cell office:value-type="float" office:value="10.7222" calcext:value-type="float">
            <text:p>10.7222</text:p>
          </table:table-cell>
          <table:table-cell office:value-type="float" office:value="23.0851" calcext:value-type="float">
            <text:p>23.0851</text:p>
          </table:table-cell>
          <table:table-cell office:value-type="float" office:value="0.85" calcext:value-type="float">
            <text:p>0.85</text:p>
          </table:table-cell>
          <table:table-cell office:value-type="float" office:value="9.2581" calcext:value-type="float">
            <text:p>9.2581</text:p>
          </table:table-cell>
          <table:table-cell office:value-type="float" office:value="11.0997" calcext:value-type="float">
            <text:p>11.0997</text:p>
          </table:table-cell>
          <table:table-cell office:value-type="float" office:value="9.7605" calcext:value-type="float">
            <text:p>9.7605</text:p>
          </table:table-cell>
          <table:table-cell/>
          <table:table-cell office:value-type="string" calcext:value-type="string">
            <text:p>design_194</text:p>
          </table:table-cell>
          <table:table-cell office:value-type="string" calcext:value-type="string">
            <text:p>Left</text:p>
          </table:table-cell>
          <table:table-cell office:value-type="float" office:value="-31.2762" calcext:value-type="float">
            <text:p>-31.2762</text:p>
          </table:table-cell>
          <table:table-cell office:value-type="float" office:value="-17.3918" calcext:value-type="float">
            <text:p>-17.3918</text:p>
          </table:table-cell>
          <table:table-cell office:value-type="float" office:value="25.141" calcext:value-type="float">
            <text:p>25.141</text:p>
          </table:table-cell>
          <table:table-cell office:value-type="float" office:value="-1.33839999999999" calcext:value-type="float">
            <text:p>-1.33839999999999</text:p>
          </table:table-cell>
          <table:table-cell office:value-type="float" office:value="-0.873199999999997" calcext:value-type="float">
            <text:p>-0.873199999999997</text:p>
          </table:table-cell>
          <table:table-cell office:value-type="float" office:value="0.0240000000000009" calcext:value-type="float">
            <text:p>0.024000000000001</text:p>
          </table:table-cell>
          <table:table-cell office:value-type="float" office:value="-2.1879" calcext:value-type="float">
            <text:p>-2.1879</text:p>
          </table:table-cell>
          <table:table-cell office:value-type="float" office:value="-1.9638" calcext:value-type="float">
            <text:p>-1.9638</text:p>
          </table:table-cell>
          <table:table-cell office:value-type="float" office:value="-935.4" calcext:value-type="float">
            <text:p>-935.4</text:p>
          </table:table-cell>
          <table:table-cell office:value-type="float" office:value="-10.53137" calcext:value-type="float">
            <text:p>-10.53137</text:p>
          </table:table-cell>
          <table:table-cell office:value-type="float" office:value="1.1462" calcext:value-type="float">
            <text:p>1.1462</text:p>
          </table:table-cell>
          <table:table-cell office:value-type="float" office:value="-1.6824" calcext:value-type="float">
            <text:p>-1.6824</text:p>
          </table:table-cell>
          <table:table-cell office:value-type="float" office:value="-0.942210000000001" calcext:value-type="float">
            <text:p>-0.942210000000001</text:p>
          </table:table-cell>
          <table:table-cell office:value-type="float" office:value="0.731758704812598" calcext:value-type="float">
            <text:p>0.731758704812598</text:p>
          </table:table-cell>
          <table:table-cell office:value-type="float" office:value="2.00277223331115" calcext:value-type="float">
            <text:p>2.00277223331115</text:p>
          </table:table-cell>
          <table:table-cell office:value-type="float" office:value="1.27101352849856" calcext:value-type="float">
            <text:p>1.27101352849856</text:p>
          </table:table-cell>
          <table:table-cell office:value-type="float" office:value="0.50851" calcext:value-type="float">
            <text:p>0.50851</text:p>
          </table:table-cell>
          <table:table-cell office:value-type="float" office:value="0.34027" calcext:value-type="float">
            <text:p>0.34027</text:p>
          </table:table-cell>
          <table:table-cell office:value-type="float" office:value="0.16824" calcext:value-type="float">
            <text:p>0.16824</text:p>
          </table:table-cell>
          <table:table-cell office:value-type="float" office:value="0.0561459142319139" calcext:value-type="float">
            <text:p>0.056145914231914</text:p>
          </table:table-cell>
          <table:table-cell office:value-type="float" office:value="-0.0856034736869025" calcext:value-type="float">
            <text:p>-0.085603473686903</text:p>
          </table:table-cell>
          <table:table-cell office:value-type="float" office:value="0.141749387918816" calcext:value-type="float">
            <text:p>0.141749387918816</text:p>
          </table:table-cell>
          <table:table-cell office:value-type="float" office:value="0.791653625456443" calcext:value-type="float">
            <text:p>0.791653625456443</text:p>
          </table:table-cell>
          <table:table-cell office:value-type="float" office:value="-0.191351069379239" calcext:value-type="float">
            <text:p>-0.191351069379239</text:p>
          </table:table-cell>
          <table:table-cell office:value-type="float" office:value="0.983004694835681" calcext:value-type="float">
            <text:p>0.983004694835681</text:p>
          </table:table-cell>
          <table:table-cell office:value-type="float" office:value="1.62178025831822" calcext:value-type="float">
            <text:p>1.621780258318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LYVLLFTLALLLISLLILI</text:p>
          </table:table-cell>
          <table:table-cell office:value-type="float" office:value="3.300210020031E+019" calcext:value-type="float">
            <text:p>3.300210020031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--YV-LFT-AL-LIS-L--I</text:p>
          </table:table-cell>
          <table:table-cell office:value-type="float" office:value="1666750000" calcext:value-type="float">
            <text:p>1666750000</text:p>
          </table:table-cell>
          <table:table-cell office:value-type="float" office:value="3659.53" calcext:value-type="float">
            <text:p>3659.53</text:p>
          </table:table-cell>
          <table:table-cell office:value-type="float" office:value="360.851" calcext:value-type="float">
            <text:p>360.851</text:p>
          </table:table-cell>
          <table:table-cell office:value-type="float" office:value="-392.268" calcext:value-type="float">
            <text:p>-392.268</text:p>
          </table:table-cell>
          <table:table-cell office:value-type="float" office:value="-392.222" calcext:value-type="float">
            <text:p>-392.222</text:p>
          </table:table-cell>
          <table:table-cell office:value-type="float" office:value="-31.4168" calcext:value-type="float">
            <text:p>-31.4168</text:p>
          </table:table-cell>
          <table:table-cell office:value-type="float" office:value="-74.1682" calcext:value-type="float">
            <text:p>-74.1682</text:p>
          </table:table-cell>
          <table:table-cell table:number-columns-repeated="2" office:value-type="float" office:value="-74.1162" calcext:value-type="float">
            <text:p>-74.1162</text:p>
          </table:table-cell>
          <table:table-cell office:value-type="float" office:value="-74.2355" calcext:value-type="float">
            <text:p>-74.2355</text:p>
          </table:table-cell>
          <table:table-cell office:value-type="float" office:value="-236.683" calcext:value-type="float">
            <text:p>-236.683</text:p>
          </table:table-cell>
          <table:table-cell office:value-type="float" office:value="-241.586" calcext:value-type="float">
            <text:p>-241.586</text:p>
          </table:table-cell>
          <table:table-cell office:value-type="float" office:value="-236.683" calcext:value-type="float">
            <text:p>-236.683</text:p>
          </table:table-cell>
          <table:table-cell office:value-type="float" office:value="-253.583" calcext:value-type="float">
            <text:p>-253.583</text:p>
          </table:table-cell>
          <table:table-cell office:value-type="float" office:value="-22.2331" calcext:value-type="float">
            <text:p>-22.2331</text:p>
          </table:table-cell>
          <table:table-cell office:value-type="float" office:value="-370.034" calcext:value-type="float">
            <text:p>-370.034</text:p>
          </table:table-cell>
          <table:table-cell office:value-type="float" office:value="4655.52" calcext:value-type="float">
            <text:p>4655.52</text:p>
          </table:table-cell>
          <table:table-cell office:value-type="float" office:value="3618.14" calcext:value-type="float">
            <text:p>3618.14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22.9233" calcext:value-type="float">
            <text:p>-22.9233</text:p>
          </table:table-cell>
          <table:table-cell office:value-type="float" office:value="-22.1872" calcext:value-type="float">
            <text:p>-22.1872</text:p>
          </table:table-cell>
          <table:table-cell office:value-type="float" office:value="-81.4163" calcext:value-type="float">
            <text:p>-81.4163</text:p>
          </table:table-cell>
          <table:table-cell office:value-type="float" office:value="-77.2559" calcext:value-type="float">
            <text:p>-77.2559</text:p>
          </table:table-cell>
          <table:table-cell office:value-type="float" office:value="-81.423" calcext:value-type="float">
            <text:p>-81.423</text:p>
          </table:table-cell>
          <table:table-cell office:value-type="float" office:value="-42.2161" calcext:value-type="float">
            <text:p>-42.2161</text:p>
          </table:table-cell>
          <table:table-cell office:value-type="float" office:value="1102" calcext:value-type="float">
            <text:p>1102</text:p>
          </table:table-cell>
          <table:table-cell office:value-type="float" office:value="6.25345" calcext:value-type="float">
            <text:p>6.25345</text:p>
          </table:table-cell>
          <table:table-cell office:value-type="float" office:value="-28.7116" calcext:value-type="float">
            <text:p>-28.7116</text:p>
          </table:table-cell>
          <table:table-cell office:value-type="float" office:value="-28.7411" calcext:value-type="float">
            <text:p>-28.7411</text:p>
          </table:table-cell>
          <table:table-cell office:value-type="float" office:value="2.67575" calcext:value-type="float">
            <text:p>2.67575</text:p>
          </table:table-cell>
          <table:table-cell office:value-type="float" office:value="-155.638" calcext:value-type="float">
            <text:p>-155.638</text:p>
          </table:table-cell>
          <table:table-cell office:value-type="float" office:value="27.7129" calcext:value-type="float">
            <text:p>27.7129</text:p>
          </table:table-cell>
          <table:table-cell office:value-type="float" office:value="25.1599" calcext:value-type="float">
            <text:p>25.1599</text:p>
          </table:table-cell>
          <table:table-cell office:value-type="float" office:value="9.44251" calcext:value-type="float">
            <text:p>9.44251</text:p>
          </table:table-cell>
          <table:table-cell office:value-type="float" office:value="13.5869" calcext:value-type="float">
            <text:p>13.5869</text:p>
          </table:table-cell>
          <table:table-cell office:value-type="float" office:value="12.5026" calcext:value-type="float">
            <text:p>12.5026</text:p>
          </table:table-cell>
          <table:table-cell office:value-type="float" office:value="0.0294768" calcext:value-type="float">
            <text:p>0.0294768</text:p>
          </table:table-cell>
          <table:table-cell office:value-type="float" office:value="3.31293" calcext:value-type="float">
            <text:p>3.31293</text:p>
          </table:table-cell>
          <table:table-cell office:value-type="float" office:value="-22.1631" calcext:value-type="float">
            <text:p>-22.1631</text:p>
          </table:table-cell>
          <table:table-cell office:value-type="float" office:value="4" calcext:value-type="float">
            <text:p>4</text:p>
          </table:table-cell>
          <table:table-cell office:value-type="float" office:value="-22.1872" calcext:value-type="float">
            <text:p>-22.1872</text:p>
          </table:table-cell>
          <table:table-cell office:value-type="float" office:value="-153.494" calcext:value-type="float">
            <text:p>-153.494</text:p>
          </table:table-cell>
          <table:table-cell office:value-type="float" office:value="25.0461" calcext:value-type="float">
            <text:p>25.0461</text:p>
          </table:table-cell>
          <table:table-cell office:value-type="float" office:value="24.3172" calcext:value-type="float">
            <text:p>24.3172</text:p>
          </table:table-cell>
          <table:table-cell office:value-type="float" office:value="9.15476" calcext:value-type="float">
            <text:p>9.15476</text:p>
          </table:table-cell>
          <table:table-cell office:value-type="float" office:value="12.9053" calcext:value-type="float">
            <text:p>12.9053</text:p>
          </table:table-cell>
          <table:table-cell office:value-type="float" office:value="11.781" calcext:value-type="float">
            <text:p>11.781</text:p>
          </table:table-cell>
          <table:table-cell office:value-type="float" office:value="-22.2331" calcext:value-type="float">
            <text:p>-22.2331</text:p>
          </table:table-cell>
          <table:table-cell office:value-type="float" office:value="5.98868" calcext:value-type="float">
            <text:p>5.98868</text:p>
          </table:table-cell>
          <table:table-cell office:value-type="float" office:value="-153.461" calcext:value-type="float">
            <text:p>-153.461</text:p>
          </table:table-cell>
          <table:table-cell office:value-type="float" office:value="6.5508" calcext:value-type="float">
            <text:p>6.5508</text:p>
          </table:table-cell>
          <table:table-cell office:value-type="float" office:value="26.4718" calcext:value-type="float">
            <text:p>26.4718</text:p>
          </table:table-cell>
          <table:table-cell office:value-type="float" office:value="0.91" calcext:value-type="float">
            <text:p>0.91</text:p>
          </table:table-cell>
          <table:table-cell office:value-type="float" office:value="9.1861" calcext:value-type="float">
            <text:p>9.1861</text:p>
          </table:table-cell>
          <table:table-cell office:value-type="float" office:value="10.4034" calcext:value-type="float">
            <text:p>10.4034</text:p>
          </table:table-cell>
          <table:table-cell office:value-type="float" office:value="9.0017" calcext:value-type="float">
            <text:p>9.0017</text:p>
          </table:table-cell>
          <table:table-cell/>
          <table:table-cell office:value-type="string" calcext:value-type="string">
            <text:p>design_111</text:p>
          </table:table-cell>
          <table:table-cell office:value-type="string" calcext:value-type="string">
            <text:p>Left</text:p>
          </table:table-cell>
          <table:table-cell office:value-type="float" office:value="-35.0398" calcext:value-type="float">
            <text:p>-35.0398</text:p>
          </table:table-cell>
          <table:table-cell office:value-type="float" office:value="0.119299999999996" calcext:value-type="float">
            <text:p>0.119299999999996</text:p>
          </table:table-cell>
          <table:table-cell office:value-type="float" office:value="11.997" calcext:value-type="float">
            <text:p>11.997</text:p>
          </table:table-cell>
          <table:table-cell office:value-type="float" office:value="4.16710000000001" calcext:value-type="float">
            <text:p>4.16710000000001</text:p>
          </table:table-cell>
          <table:table-cell office:value-type="float" office:value="0" calcext:value-type="float">
            <text:p>0</text:p>
          </table:table-cell>
          <table:table-cell office:value-type="float" office:value="-4.90300000000002" calcext:value-type="float">
            <text:p>-4.90300000000002</text:p>
          </table:table-cell>
          <table:table-cell office:value-type="float" office:value="-0.7361" calcext:value-type="float">
            <text:p>-0.7361</text:p>
          </table:table-cell>
          <table:table-cell office:value-type="float" office:value="-3.31293" calcext:value-type="float">
            <text:p>-3.31293</text:p>
          </table:table-cell>
          <table:table-cell office:value-type="float" office:value="-995.99" calcext:value-type="float">
            <text:p>-995.99</text:p>
          </table:table-cell>
          <table:table-cell office:value-type="float" office:value="21.1621" calcext:value-type="float">
            <text:p>21.1621</text:p>
          </table:table-cell>
          <table:table-cell office:value-type="float" office:value="0.256410000000001" calcext:value-type="float">
            <text:p>0.256410000000001</text:p>
          </table:table-cell>
          <table:table-cell office:value-type="float" office:value="-1.3119" calcext:value-type="float">
            <text:p>-1.3119</text:p>
          </table:table-cell>
          <table:table-cell office:value-type="float" office:value="3.5009" calcext:value-type="float">
            <text:p>3.5009</text:p>
          </table:table-cell>
          <table:table-cell office:value-type="float" office:value="0.651918385451319" calcext:value-type="float">
            <text:p>0.651918385451319</text:p>
          </table:table-cell>
          <table:table-cell office:value-type="float" office:value="0.936249722776669" calcext:value-type="float">
            <text:p>0.936249722776669</text:p>
          </table:table-cell>
          <table:table-cell office:value-type="float" office:value="0.28433133732535" calcext:value-type="float">
            <text:p>0.28433133732535</text:p>
          </table:table-cell>
          <table:table-cell office:value-type="float" office:value="0.84718" calcext:value-type="float">
            <text:p>0.84718</text:p>
          </table:table-cell>
          <table:table-cell office:value-type="float" office:value="0.71599" calcext:value-type="float">
            <text:p>0.71599</text:p>
          </table:table-cell>
          <table:table-cell office:value-type="float" office:value="0.13119" calcext:value-type="float">
            <text:p>0.13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4836134527301" calcext:value-type="float">
            <text:p>0.2848361345273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65247782994262" calcext:value-type="float">
            <text:p>3.65247782994262</text:p>
          </table:table-cell>
          <table:table-cell office:value-type="float" office:value="3.67692548839924" calcext:value-type="float">
            <text:p>3.676925488399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WLLLAVLFTLLISLLILI</text:p>
          </table:table-cell>
          <table:table-cell office:value-type="float" office:value="3.300210020021E+019" calcext:value-type="float">
            <text:p>3.300210020021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--WL-LAV-FT-LIS-L--I</text:p>
          </table:table-cell>
          <table:table-cell office:value-type="float" office:value="1666750000" calcext:value-type="float">
            <text:p>1666750000</text:p>
          </table:table-cell>
          <table:table-cell office:value-type="float" office:value="3679.15" calcext:value-type="float">
            <text:p>3679.15</text:p>
          </table:table-cell>
          <table:table-cell office:value-type="float" office:value="371.536" calcext:value-type="float">
            <text:p>371.536</text:p>
          </table:table-cell>
          <table:table-cell office:value-type="float" office:value="-394.231" calcext:value-type="float">
            <text:p>-394.231</text:p>
          </table:table-cell>
          <table:table-cell office:value-type="float" office:value="-394.175" calcext:value-type="float">
            <text:p>-394.175</text:p>
          </table:table-cell>
          <table:table-cell office:value-type="float" office:value="-22.6945" calcext:value-type="float">
            <text:p>-22.6945</text:p>
          </table:table-cell>
          <table:table-cell office:value-type="float" office:value="-74.3048" calcext:value-type="float">
            <text:p>-74.3048</text:p>
          </table:table-cell>
          <table:table-cell table:number-columns-repeated="2" office:value-type="float" office:value="-74.244" calcext:value-type="float">
            <text:p>-74.244</text:p>
          </table:table-cell>
          <table:table-cell office:value-type="float" office:value="-74.3048" calcext:value-type="float">
            <text:p>-74.3048</text:p>
          </table:table-cell>
          <table:table-cell office:value-type="float" office:value="-229.567" calcext:value-type="float">
            <text:p>-229.567</text:p>
          </table:table-cell>
          <table:table-cell office:value-type="float" office:value="-238.881" calcext:value-type="float">
            <text:p>-238.881</text:p>
          </table:table-cell>
          <table:table-cell office:value-type="float" office:value="-229.565" calcext:value-type="float">
            <text:p>-229.565</text:p>
          </table:table-cell>
          <table:table-cell office:value-type="float" office:value="-253.949" calcext:value-type="float">
            <text:p>-253.949</text:p>
          </table:table-cell>
          <table:table-cell office:value-type="float" office:value="-14.9664" calcext:value-type="float">
            <text:p>-14.9664</text:p>
          </table:table-cell>
          <table:table-cell office:value-type="float" office:value="-379.264" calcext:value-type="float">
            <text:p>-379.264</text:p>
          </table:table-cell>
          <table:table-cell office:value-type="float" office:value="4628.43" calcext:value-type="float">
            <text:p>4628.43</text:p>
          </table:table-cell>
          <table:table-cell office:value-type="float" office:value="3657.68" calcext:value-type="float">
            <text:p>3657.68</text:p>
          </table:table-cell>
          <table:table-cell office:value-type="float" office:value="0.000491273" calcext:value-type="float">
            <text:p>0.000491273</text:p>
          </table:table-cell>
          <table:table-cell office:value-type="float" office:value="-22.1241" calcext:value-type="float">
            <text:p>-22.1241</text:p>
          </table:table-cell>
          <table:table-cell office:value-type="float" office:value="-14.9107" calcext:value-type="float">
            <text:p>-14.9107</text:p>
          </table:table-cell>
          <table:table-cell office:value-type="float" office:value="-90.3585" calcext:value-type="float">
            <text:p>-90.3585</text:p>
          </table:table-cell>
          <table:table-cell office:value-type="float" office:value="-88.2637" calcext:value-type="float">
            <text:p>-88.2637</text:p>
          </table:table-cell>
          <table:table-cell office:value-type="float" office:value="-90.3661" calcext:value-type="float">
            <text:p>-90.3661</text:p>
          </table:table-cell>
          <table:table-cell office:value-type="float" office:value="-51.0108" calcext:value-type="float">
            <text:p>-51.0108</text:p>
          </table:table-cell>
          <table:table-cell office:value-type="float" office:value="1005" calcext:value-type="float">
            <text:p>1005</text:p>
          </table:table-cell>
          <table:table-cell office:value-type="float" office:value="40.4942" calcext:value-type="float">
            <text:p>40.4942</text:p>
          </table:table-cell>
          <table:table-cell office:value-type="float" office:value="-19.1756" calcext:value-type="float">
            <text:p>-19.1756</text:p>
          </table:table-cell>
          <table:table-cell office:value-type="float" office:value="-19.6313" calcext:value-type="float">
            <text:p>-19.6313</text:p>
          </table:table-cell>
          <table:table-cell office:value-type="float" office:value="3.06324" calcext:value-type="float">
            <text:p>3.06324</text:p>
          </table:table-cell>
          <table:table-cell office:value-type="float" office:value="-144.076" calcext:value-type="float">
            <text:p>-144.076</text:p>
          </table:table-cell>
          <table:table-cell office:value-type="float" office:value="38.0324" calcext:value-type="float">
            <text:p>38.0324</text:p>
          </table:table-cell>
          <table:table-cell office:value-type="float" office:value="22.4032" calcext:value-type="float">
            <text:p>22.4032</text:p>
          </table:table-cell>
          <table:table-cell office:value-type="float" office:value="9.2544" calcext:value-type="float">
            <text:p>9.2544</text:p>
          </table:table-cell>
          <table:table-cell office:value-type="float" office:value="13.2457" calcext:value-type="float">
            <text:p>13.2457</text:p>
          </table:table-cell>
          <table:table-cell office:value-type="float" office:value="12.3162" calcext:value-type="float">
            <text:p>12.3162</text:p>
          </table:table-cell>
          <table:table-cell office:value-type="float" office:value="0.455654" calcext:value-type="float">
            <text:p>0.455654</text:p>
          </table:table-cell>
          <table:table-cell office:value-type="float" office:value="2.30296" calcext:value-type="float">
            <text:p>2.30296</text:p>
          </table:table-cell>
          <table:table-cell office:value-type="float" office:value="-14.809" calcext:value-type="float">
            <text:p>-14.809</text:p>
          </table:table-cell>
          <table:table-cell office:value-type="float" office:value="3" calcext:value-type="float">
            <text:p>3</text:p>
          </table:table-cell>
          <table:table-cell office:value-type="float" office:value="-14.9107" calcext:value-type="float">
            <text:p>-14.9107</text:p>
          </table:table-cell>
          <table:table-cell office:value-type="float" office:value="-147.189" calcext:value-type="float">
            <text:p>-147.189</text:p>
          </table:table-cell>
          <table:table-cell office:value-type="float" office:value="25.0968" calcext:value-type="float">
            <text:p>25.0968</text:p>
          </table:table-cell>
          <table:table-cell office:value-type="float" office:value="24.1319" calcext:value-type="float">
            <text:p>24.1319</text:p>
          </table:table-cell>
          <table:table-cell office:value-type="float" office:value="9.15721" calcext:value-type="float">
            <text:p>9.15721</text:p>
          </table:table-cell>
          <table:table-cell office:value-type="float" office:value="11.9664" calcext:value-type="float">
            <text:p>11.9664</text:p>
          </table:table-cell>
          <table:table-cell office:value-type="float" office:value="10.8429" calcext:value-type="float">
            <text:p>10.8429</text:p>
          </table:table-cell>
          <table:table-cell office:value-type="float" office:value="-14.9664" calcext:value-type="float">
            <text:p>-14.9664</text:p>
          </table:table-cell>
          <table:table-cell office:value-type="float" office:value="5.3662" calcext:value-type="float">
            <text:p>5.3662</text:p>
          </table:table-cell>
          <table:table-cell office:value-type="float" office:value="-147.25" calcext:value-type="float">
            <text:p>-147.25</text:p>
          </table:table-cell>
          <table:table-cell office:value-type="float" office:value="16.5964" calcext:value-type="float">
            <text:p>16.5964</text:p>
          </table:table-cell>
          <table:table-cell office:value-type="float" office:value="24.9099" calcext:value-type="float">
            <text:p>24.9099</text:p>
          </table:table-cell>
          <table:table-cell office:value-type="float" office:value="0.89" calcext:value-type="float">
            <text:p>0.89</text:p>
          </table:table-cell>
          <table:table-cell office:value-type="float" office:value="8.8607" calcext:value-type="float">
            <text:p>8.8607</text:p>
          </table:table-cell>
          <table:table-cell office:value-type="float" office:value="10.828" calcext:value-type="float">
            <text:p>10.828</text:p>
          </table:table-cell>
          <table:table-cell office:value-type="float" office:value="9.5769" calcext:value-type="float">
            <text:p>9.5769</text:p>
          </table:table-cell>
          <table:table-cell/>
          <table:table-cell office:value-type="string" calcext:value-type="string">
            <text:p>design_146</text:p>
          </table:table-cell>
          <table:table-cell office:value-type="string" calcext:value-type="string">
            <text:p>Left</text:p>
          </table:table-cell>
          <table:table-cell office:value-type="float" office:value="-37.2529" calcext:value-type="float">
            <text:p>-37.2529</text:p>
          </table:table-cell>
          <table:table-cell office:value-type="float" office:value="0.0608000000000004" calcext:value-type="float">
            <text:p>0.060800000000001</text:p>
          </table:table-cell>
          <table:table-cell office:value-type="float" office:value="15.068" calcext:value-type="float">
            <text:p>15.068</text:p>
          </table:table-cell>
          <table:table-cell office:value-type="float" office:value="2.1024" calcext:value-type="float">
            <text:p>2.1024</text:p>
          </table:table-cell>
          <table:table-cell office:value-type="float" office:value="0" calcext:value-type="float">
            <text:p>0</text:p>
          </table:table-cell>
          <table:table-cell office:value-type="float" office:value="-9.316" calcext:value-type="float">
            <text:p>-9.316</text:p>
          </table:table-cell>
          <table:table-cell office:value-type="float" office:value="-7.2134" calcext:value-type="float">
            <text:p>-7.2134</text:p>
          </table:table-cell>
          <table:table-cell office:value-type="float" office:value="-2.30296" calcext:value-type="float">
            <text:p>-2.30296</text:p>
          </table:table-cell>
          <table:table-cell office:value-type="float" office:value="-949.28" calcext:value-type="float">
            <text:p>-949.28</text:p>
          </table:table-cell>
          <table:table-cell office:value-type="float" office:value="21.436" calcext:value-type="float">
            <text:p>21.436</text:p>
          </table:table-cell>
          <table:table-cell office:value-type="float" office:value="0.393700000000001" calcext:value-type="float">
            <text:p>0.393700000000001</text:p>
          </table:table-cell>
          <table:table-cell office:value-type="float" office:value="-2.5067" calcext:value-type="float">
            <text:p>-2.5067</text:p>
          </table:table-cell>
          <table:table-cell office:value-type="float" office:value="2.7393" calcext:value-type="float">
            <text:p>2.7393</text:p>
          </table:table-cell>
          <table:table-cell office:value-type="float" office:value="0.291084497671323" calcext:value-type="float">
            <text:p>0.291084497671323</text:p>
          </table:table-cell>
          <table:table-cell office:value-type="float" office:value="0.727655799512087" calcext:value-type="float">
            <text:p>0.727655799512087</text:p>
          </table:table-cell>
          <table:table-cell office:value-type="float" office:value="0.436571301840764" calcext:value-type="float">
            <text:p>0.436571301840764</text:p>
          </table:table-cell>
          <table:table-cell office:value-type="float" office:value="0.69099" calcext:value-type="float">
            <text:p>0.69099</text:p>
          </table:table-cell>
          <table:table-cell office:value-type="float" office:value="0.44032" calcext:value-type="float">
            <text:p>0.44032</text:p>
          </table:table-cell>
          <table:table-cell office:value-type="float" office:value="0.25067" calcext:value-type="float">
            <text:p>0.25067</text:p>
          </table:table-cell>
          <table:table-cell office:value-type="float" office:value="0.135211055283146" calcext:value-type="float">
            <text:p>0.135211055283146</text:p>
          </table:table-cell>
          <table:table-cell office:value-type="float" office:value="0.423733809628283" calcext:value-type="float">
            <text:p>0.423733809628283</text:p>
          </table:table-cell>
          <table:table-cell office:value-type="float" office:value="0.288522754345137" calcext:value-type="float">
            <text:p>0.288522754345137</text:p>
          </table:table-cell>
          <table:table-cell office:value-type="float" office:value="0.600104329681795" calcext:value-type="float">
            <text:p>0.600104329681795</text:p>
          </table:table-cell>
          <table:table-cell office:value-type="float" office:value="3.45800730307772" calcext:value-type="float">
            <text:p>3.45800730307772</text:p>
          </table:table-cell>
          <table:table-cell office:value-type="float" office:value="2.85790297339593" calcext:value-type="float">
            <text:p>2.85790297339593</text:p>
          </table:table-cell>
          <table:table-cell office:value-type="float" office:value="2.91621068093702" calcext:value-type="float">
            <text:p>2.91621068093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FALLLTLAVLLISLLILI</text:p>
          </table:table-cell>
          <table:table-cell office:value-type="float" office:value="3.300210020031E+019" calcext:value-type="float">
            <text:p>3.300210020031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--FA-LLT-AV-LIS-L--I</text:p>
          </table:table-cell>
          <table:table-cell office:value-type="float" office:value="1666750000" calcext:value-type="float">
            <text:p>1666750000</text:p>
          </table:table-cell>
          <table:table-cell office:value-type="float" office:value="3636.28" calcext:value-type="float">
            <text:p>3636.28</text:p>
          </table:table-cell>
          <table:table-cell office:value-type="float" office:value="365.208" calcext:value-type="float">
            <text:p>365.208</text:p>
          </table:table-cell>
          <table:table-cell office:value-type="float" office:value="-385.924" calcext:value-type="float">
            <text:p>-385.924</text:p>
          </table:table-cell>
          <table:table-cell office:value-type="float" office:value="-385.878" calcext:value-type="float">
            <text:p>-385.878</text:p>
          </table:table-cell>
          <table:table-cell office:value-type="float" office:value="-20.7155" calcext:value-type="float">
            <text:p>-20.7155</text:p>
          </table:table-cell>
          <table:table-cell office:value-type="float" office:value="-74.1682" calcext:value-type="float">
            <text:p>-74.1682</text:p>
          </table:table-cell>
          <table:table-cell table:number-columns-repeated="2" office:value-type="float" office:value="-74.1161" calcext:value-type="float">
            <text:p>-74.1161</text:p>
          </table:table-cell>
          <table:table-cell office:value-type="float" office:value="-74.2355" calcext:value-type="float">
            <text:p>-74.2355</text:p>
          </table:table-cell>
          <table:table-cell office:value-type="float" office:value="-222.078" calcext:value-type="float">
            <text:p>-222.078</text:p>
          </table:table-cell>
          <table:table-cell office:value-type="float" office:value="-228.557" calcext:value-type="float">
            <text:p>-228.557</text:p>
          </table:table-cell>
          <table:table-cell office:value-type="float" office:value="-222.074" calcext:value-type="float">
            <text:p>-222.074</text:p>
          </table:table-cell>
          <table:table-cell office:value-type="float" office:value="-243.267" calcext:value-type="float">
            <text:p>-243.267</text:p>
          </table:table-cell>
          <table:table-cell office:value-type="float" office:value="-14.6344" calcext:value-type="float">
            <text:p>-14.6344</text:p>
          </table:table-cell>
          <table:table-cell office:value-type="float" office:value="-371.289" calcext:value-type="float">
            <text:p>-371.289</text:p>
          </table:table-cell>
          <table:table-cell office:value-type="float" office:value="4530.85" calcext:value-type="float">
            <text:p>4530.85</text:p>
          </table:table-cell>
          <table:table-cell office:value-type="float" office:value="3645.42" calcext:value-type="float">
            <text:p>3645.42</text:p>
          </table:table-cell>
          <table:table-cell office:value-type="float" office:value="0.000836334" calcext:value-type="float">
            <text:p>0.000836334</text:p>
          </table:table-cell>
          <table:table-cell office:value-type="float" office:value="-21.303" calcext:value-type="float">
            <text:p>-21.303</text:p>
          </table:table-cell>
          <table:table-cell office:value-type="float" office:value="-14.5888" calcext:value-type="float">
            <text:p>-14.5888</text:p>
          </table:table-cell>
          <table:table-cell office:value-type="float" office:value="-89.6774" calcext:value-type="float">
            <text:p>-89.6774</text:p>
          </table:table-cell>
          <table:table-cell office:value-type="float" office:value="-89.9187" calcext:value-type="float">
            <text:p>-89.9187</text:p>
          </table:table-cell>
          <table:table-cell office:value-type="float" office:value="-89.6879" calcext:value-type="float">
            <text:p>-89.6879</text:p>
          </table:table-cell>
          <table:table-cell office:value-type="float" office:value="-53.7863" calcext:value-type="float">
            <text:p>-53.7863</text:p>
          </table:table-cell>
          <table:table-cell office:value-type="float" office:value="994" calcext:value-type="float">
            <text:p>994</text:p>
          </table:table-cell>
          <table:table-cell office:value-type="float" office:value="66.6396" calcext:value-type="float">
            <text:p>66.6396</text:p>
          </table:table-cell>
          <table:table-cell office:value-type="float" office:value="-17.0272" calcext:value-type="float">
            <text:p>-17.0272</text:p>
          </table:table-cell>
          <table:table-cell office:value-type="float" office:value="-17.5857" calcext:value-type="float">
            <text:p>-17.5857</text:p>
          </table:table-cell>
          <table:table-cell office:value-type="float" office:value="3.12976" calcext:value-type="float">
            <text:p>3.12976</text:p>
          </table:table-cell>
          <table:table-cell office:value-type="float" office:value="-152.73" calcext:value-type="float">
            <text:p>-152.73</text:p>
          </table:table-cell>
          <table:table-cell office:value-type="float" office:value="23.5259" calcext:value-type="float">
            <text:p>23.5259</text:p>
          </table:table-cell>
          <table:table-cell office:value-type="float" office:value="24.4989" calcext:value-type="float">
            <text:p>24.4989</text:p>
          </table:table-cell>
          <table:table-cell office:value-type="float" office:value="9.10923" calcext:value-type="float">
            <text:p>9.10923</text:p>
          </table:table-cell>
          <table:table-cell office:value-type="float" office:value="12.5854" calcext:value-type="float">
            <text:p>12.5854</text:p>
          </table:table-cell>
          <table:table-cell office:value-type="float" office:value="11.4383" calcext:value-type="float">
            <text:p>11.4383</text:p>
          </table:table-cell>
          <table:table-cell office:value-type="float" office:value="0.55859" calcext:value-type="float">
            <text:p>0.55859</text:p>
          </table:table-cell>
          <table:table-cell office:value-type="float" office:value="2.13964" calcext:value-type="float">
            <text:p>2.13964</text:p>
          </table:table-cell>
          <table:table-cell office:value-type="float" office:value="-13.8285" calcext:value-type="float">
            <text:p>-13.8285</text:p>
          </table:table-cell>
          <table:table-cell office:value-type="float" office:value="2" calcext:value-type="float">
            <text:p>2</text:p>
          </table:table-cell>
          <table:table-cell office:value-type="float" office:value="-14.5888" calcext:value-type="float">
            <text:p>-14.5888</text:p>
          </table:table-cell>
          <table:table-cell office:value-type="float" office:value="-152.202" calcext:value-type="float">
            <text:p>-152.202</text:p>
          </table:table-cell>
          <table:table-cell office:value-type="float" office:value="16.885" calcext:value-type="float">
            <text:p>16.885</text:p>
          </table:table-cell>
          <table:table-cell office:value-type="float" office:value="23.4896" calcext:value-type="float">
            <text:p>23.4896</text:p>
          </table:table-cell>
          <table:table-cell office:value-type="float" office:value="9.30656" calcext:value-type="float">
            <text:p>9.30656</text:p>
          </table:table-cell>
          <table:table-cell office:value-type="float" office:value="11.6097" calcext:value-type="float">
            <text:p>11.6097</text:p>
          </table:table-cell>
          <table:table-cell office:value-type="float" office:value="10.363" calcext:value-type="float">
            <text:p>10.363</text:p>
          </table:table-cell>
          <table:table-cell office:value-type="float" office:value="-14.6344" calcext:value-type="float">
            <text:p>-14.6344</text:p>
          </table:table-cell>
          <table:table-cell office:value-type="float" office:value="5.26939" calcext:value-type="float">
            <text:p>5.26939</text:p>
          </table:table-cell>
          <table:table-cell office:value-type="float" office:value="-153.461" calcext:value-type="float">
            <text:p>-153.461</text:p>
          </table:table-cell>
          <table:table-cell office:value-type="float" office:value="6.5508" calcext:value-type="float">
            <text:p>6.5508</text:p>
          </table:table-cell>
          <table:table-cell office:value-type="float" office:value="26.4718" calcext:value-type="float">
            <text:p>26.4718</text:p>
          </table:table-cell>
          <table:table-cell office:value-type="float" office:value="0.91" calcext:value-type="float">
            <text:p>0.91</text:p>
          </table:table-cell>
          <table:table-cell office:value-type="float" office:value="9.1861" calcext:value-type="float">
            <text:p>9.1861</text:p>
          </table:table-cell>
          <table:table-cell office:value-type="float" office:value="10.4034" calcext:value-type="float">
            <text:p>10.4034</text:p>
          </table:table-cell>
          <table:table-cell office:value-type="float" office:value="9.0017" calcext:value-type="float">
            <text:p>9.0017</text:p>
          </table:table-cell>
          <table:table-cell/>
          <table:table-cell office:value-type="string" calcext:value-type="string">
            <text:p>design_111</text:p>
          </table:table-cell>
          <table:table-cell office:value-type="string" calcext:value-type="string">
            <text:p>Left</text:p>
          </table:table-cell>
          <table:table-cell office:value-type="float" office:value="-36.1324" calcext:value-type="float">
            <text:p>-36.1324</text:p>
          </table:table-cell>
          <table:table-cell office:value-type="float" office:value="0.119399999999999" calcext:value-type="float">
            <text:p>0.119399999999999</text:p>
          </table:table-cell>
          <table:table-cell office:value-type="float" office:value="14.71" calcext:value-type="float">
            <text:p>14.71</text:p>
          </table:table-cell>
          <table:table-cell office:value-type="float" office:value="-0.230800000000002" calcext:value-type="float">
            <text:p>-0.230800000000002</text:p>
          </table:table-cell>
          <table:table-cell office:value-type="float" office:value="0" calcext:value-type="float">
            <text:p>0</text:p>
          </table:table-cell>
          <table:table-cell office:value-type="float" office:value="-6.48299999999998" calcext:value-type="float">
            <text:p>-6.48299999999998</text:p>
          </table:table-cell>
          <table:table-cell office:value-type="float" office:value="-6.7142" calcext:value-type="float">
            <text:p>-6.7142</text:p>
          </table:table-cell>
          <table:table-cell office:value-type="float" office:value="-2.13963" calcext:value-type="float">
            <text:p>-2.13963</text:p>
          </table:table-cell>
          <table:table-cell office:value-type="float" office:value="-894.57" calcext:value-type="float">
            <text:p>-894.57</text:p>
          </table:table-cell>
          <table:table-cell office:value-type="float" office:value="16.9751" calcext:value-type="float">
            <text:p>16.9751</text:p>
          </table:table-cell>
          <table:table-cell office:value-type="float" office:value="-0.0768699999999996" calcext:value-type="float">
            <text:p>-0.07687</text:p>
          </table:table-cell>
          <table:table-cell office:value-type="float" office:value="-1.9729" calcext:value-type="float">
            <text:p>-1.9729</text:p>
          </table:table-cell>
          <table:table-cell office:value-type="float" office:value="2.4366" calcext:value-type="float">
            <text:p>2.4366</text:p>
          </table:table-cell>
          <table:table-cell office:value-type="float" office:value="0.651918385451319" calcext:value-type="float">
            <text:p>0.651918385451319</text:p>
          </table:table-cell>
          <table:table-cell office:value-type="float" office:value="0.566677755599911" calcext:value-type="float">
            <text:p>0.566677755599911</text:p>
          </table:table-cell>
          <table:table-cell office:value-type="float" office:value="0.0852406298514079" calcext:value-type="float">
            <text:p>0.085240629851408</text:p>
          </table:table-cell>
          <table:table-cell office:value-type="float" office:value="0.84718" calcext:value-type="float">
            <text:p>0.84718</text:p>
          </table:table-cell>
          <table:table-cell office:value-type="float" office:value="0.64989" calcext:value-type="float">
            <text:p>0.64989</text:p>
          </table:table-cell>
          <table:table-cell office:value-type="float" office:value="0.19729" calcext:value-type="float">
            <text:p>0.197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8480248520439" calcext:value-type="float">
            <text:p>0.228480248520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4209702660407" calcext:value-type="float">
            <text:p>2.54209702660407</text:p>
          </table:table-cell>
          <table:table-cell office:value-type="float" office:value="2.56137654898897" calcext:value-type="float">
            <text:p>2.561376548988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FLLLYVLATLLISLLILI</text:p>
          </table:table-cell>
          <table:table-cell office:value-type="float" office:value="3.300210020031E+019" calcext:value-type="float">
            <text:p>3.300210020031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--FL-LYV-AT-LIS-L--I</text:p>
          </table:table-cell>
          <table:table-cell office:value-type="float" office:value="1666750000" calcext:value-type="float">
            <text:p>1666750000</text:p>
          </table:table-cell>
          <table:table-cell office:value-type="float" office:value="3620.01" calcext:value-type="float">
            <text:p>3620.01</text:p>
          </table:table-cell>
          <table:table-cell office:value-type="float" office:value="359.969" calcext:value-type="float">
            <text:p>359.969</text:p>
          </table:table-cell>
          <table:table-cell office:value-type="float" office:value="-388.369" calcext:value-type="float">
            <text:p>-388.369</text:p>
          </table:table-cell>
          <table:table-cell office:value-type="float" office:value="-388.313" calcext:value-type="float">
            <text:p>-388.313</text:p>
          </table:table-cell>
          <table:table-cell office:value-type="float" office:value="-28.4005" calcext:value-type="float">
            <text:p>-28.4005</text:p>
          </table:table-cell>
          <table:table-cell office:value-type="float" office:value="-74.2583" calcext:value-type="float">
            <text:p>-74.2583</text:p>
          </table:table-cell>
          <table:table-cell table:number-columns-repeated="2" office:value-type="float" office:value="-74.1959" calcext:value-type="float">
            <text:p>-74.1959</text:p>
          </table:table-cell>
          <table:table-cell office:value-type="float" office:value="-74.3048" calcext:value-type="float">
            <text:p>-74.3048</text:p>
          </table:table-cell>
          <table:table-cell office:value-type="float" office:value="-233.672" calcext:value-type="float">
            <text:p>-233.672</text:p>
          </table:table-cell>
          <table:table-cell office:value-type="float" office:value="-236.333" calcext:value-type="float">
            <text:p>-236.333</text:p>
          </table:table-cell>
          <table:table-cell office:value-type="float" office:value="-233.671" calcext:value-type="float">
            <text:p>-233.671</text:p>
          </table:table-cell>
          <table:table-cell office:value-type="float" office:value="-247.374" calcext:value-type="float">
            <text:p>-247.374</text:p>
          </table:table-cell>
          <table:table-cell office:value-type="float" office:value="-19.2399" calcext:value-type="float">
            <text:p>-19.2399</text:p>
          </table:table-cell>
          <table:table-cell office:value-type="float" office:value="-369.13" calcext:value-type="float">
            <text:p>-369.13</text:p>
          </table:table-cell>
          <table:table-cell office:value-type="float" office:value="4608.03" calcext:value-type="float">
            <text:p>4608.03</text:p>
          </table:table-cell>
          <table:table-cell office:value-type="float" office:value="3606.14" calcext:value-type="float">
            <text:p>3606.14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21.0718" calcext:value-type="float">
            <text:p>-21.0718</text:p>
          </table:table-cell>
          <table:table-cell office:value-type="float" office:value="-19.1837" calcext:value-type="float">
            <text:p>-19.1837</text:p>
          </table:table-cell>
          <table:table-cell office:value-type="float" office:value="-80.4391" calcext:value-type="float">
            <text:p>-80.4391</text:p>
          </table:table-cell>
          <table:table-cell office:value-type="float" office:value="-79.6722" calcext:value-type="float">
            <text:p>-79.6722</text:p>
          </table:table-cell>
          <table:table-cell office:value-type="float" office:value="-80.4461" calcext:value-type="float">
            <text:p>-80.4461</text:p>
          </table:table-cell>
          <table:table-cell office:value-type="float" office:value="-47.4505" calcext:value-type="float">
            <text:p>-47.4505</text:p>
          </table:table-cell>
          <table:table-cell office:value-type="float" office:value="1046" calcext:value-type="float">
            <text:p>1046</text:p>
          </table:table-cell>
          <table:table-cell office:value-type="float" office:value="49.2474" calcext:value-type="float">
            <text:p>49.2474</text:p>
          </table:table-cell>
          <table:table-cell office:value-type="float" office:value="-24.9622" calcext:value-type="float">
            <text:p>-24.9622</text:p>
          </table:table-cell>
          <table:table-cell office:value-type="float" office:value="-25.3373" calcext:value-type="float">
            <text:p>-25.3373</text:p>
          </table:table-cell>
          <table:table-cell office:value-type="float" office:value="3.06324" calcext:value-type="float">
            <text:p>3.06324</text:p>
          </table:table-cell>
          <table:table-cell office:value-type="float" office:value="-153.494" calcext:value-type="float">
            <text:p>-153.494</text:p>
          </table:table-cell>
          <table:table-cell office:value-type="float" office:value="25.0461" calcext:value-type="float">
            <text:p>25.0461</text:p>
          </table:table-cell>
          <table:table-cell office:value-type="float" office:value="24.3172" calcext:value-type="float">
            <text:p>24.3172</text:p>
          </table:table-cell>
          <table:table-cell office:value-type="float" office:value="9.15476" calcext:value-type="float">
            <text:p>9.15476</text:p>
          </table:table-cell>
          <table:table-cell office:value-type="float" office:value="12.9053" calcext:value-type="float">
            <text:p>12.9053</text:p>
          </table:table-cell>
          <table:table-cell office:value-type="float" office:value="11.781" calcext:value-type="float">
            <text:p>11.781</text:p>
          </table:table-cell>
          <table:table-cell office:value-type="float" office:value="0.375096" calcext:value-type="float">
            <text:p>0.375096</text:p>
          </table:table-cell>
          <table:table-cell office:value-type="float" office:value="2.30296" calcext:value-type="float">
            <text:p>2.30296</text:p>
          </table:table-cell>
          <table:table-cell office:value-type="float" office:value="-18.8722" calcext:value-type="float">
            <text:p>-18.8722</text:p>
          </table:table-cell>
          <table:table-cell office:value-type="float" office:value="3" calcext:value-type="float">
            <text:p>3</text:p>
          </table:table-cell>
          <table:table-cell office:value-type="float" office:value="-19.1837" calcext:value-type="float">
            <text:p>-19.1837</text:p>
          </table:table-cell>
          <table:table-cell office:value-type="float" office:value="-152.73" calcext:value-type="float">
            <text:p>-152.73</text:p>
          </table:table-cell>
          <table:table-cell office:value-type="float" office:value="23.5259" calcext:value-type="float">
            <text:p>23.5259</text:p>
          </table:table-cell>
          <table:table-cell office:value-type="float" office:value="24.4989" calcext:value-type="float">
            <text:p>24.4989</text:p>
          </table:table-cell>
          <table:table-cell office:value-type="float" office:value="9.10923" calcext:value-type="float">
            <text:p>9.10923</text:p>
          </table:table-cell>
          <table:table-cell office:value-type="float" office:value="12.5854" calcext:value-type="float">
            <text:p>12.5854</text:p>
          </table:table-cell>
          <table:table-cell office:value-type="float" office:value="11.4383" calcext:value-type="float">
            <text:p>11.4383</text:p>
          </table:table-cell>
          <table:table-cell office:value-type="float" office:value="-19.2399" calcext:value-type="float">
            <text:p>-19.2399</text:p>
          </table:table-cell>
          <table:table-cell office:value-type="float" office:value="5.3662" calcext:value-type="float">
            <text:p>5.3662</text:p>
          </table:table-cell>
          <table:table-cell office:value-type="float" office:value="-153.461" calcext:value-type="float">
            <text:p>-153.461</text:p>
          </table:table-cell>
          <table:table-cell office:value-type="float" office:value="6.5508" calcext:value-type="float">
            <text:p>6.5508</text:p>
          </table:table-cell>
          <table:table-cell office:value-type="float" office:value="26.4718" calcext:value-type="float">
            <text:p>26.4718</text:p>
          </table:table-cell>
          <table:table-cell office:value-type="float" office:value="0.91" calcext:value-type="float">
            <text:p>0.91</text:p>
          </table:table-cell>
          <table:table-cell office:value-type="float" office:value="9.1861" calcext:value-type="float">
            <text:p>9.1861</text:p>
          </table:table-cell>
          <table:table-cell office:value-type="float" office:value="10.4034" calcext:value-type="float">
            <text:p>10.4034</text:p>
          </table:table-cell>
          <table:table-cell office:value-type="float" office:value="9.0017" calcext:value-type="float">
            <text:p>9.0017</text:p>
          </table:table-cell>
          <table:table-cell/>
          <table:table-cell office:value-type="string" calcext:value-type="string">
            <text:p>design_111</text:p>
          </table:table-cell>
          <table:table-cell office:value-type="string" calcext:value-type="string">
            <text:p>Left</text:p>
          </table:table-cell>
          <table:table-cell office:value-type="float" office:value="-32.2217" calcext:value-type="float">
            <text:p>-32.2217</text:p>
          </table:table-cell>
          <table:table-cell office:value-type="float" office:value="0.108900000000006" calcext:value-type="float">
            <text:p>0.108900000000006</text:p>
          </table:table-cell>
          <table:table-cell office:value-type="float" office:value="11.041" calcext:value-type="float">
            <text:p>11.041</text:p>
          </table:table-cell>
          <table:table-cell office:value-type="float" office:value="0.773899999999998" calcext:value-type="float">
            <text:p>0.773899999999998</text:p>
          </table:table-cell>
          <table:table-cell office:value-type="float" office:value="0" calcext:value-type="float">
            <text:p>0</text:p>
          </table:table-cell>
          <table:table-cell office:value-type="float" office:value="-2.66200000000001" calcext:value-type="float">
            <text:p>-2.66200000000001</text:p>
          </table:table-cell>
          <table:table-cell office:value-type="float" office:value="-1.8881" calcext:value-type="float">
            <text:p>-1.8881</text:p>
          </table:table-cell>
          <table:table-cell office:value-type="float" office:value="-2.30296" calcext:value-type="float">
            <text:p>-2.30296</text:p>
          </table:table-cell>
          <table:table-cell office:value-type="float" office:value="-988.02" calcext:value-type="float">
            <text:p>-988.02</text:p>
          </table:table-cell>
          <table:table-cell office:value-type="float" office:value="18.4953" calcext:value-type="float">
            <text:p>18.4953</text:p>
          </table:table-cell>
          <table:table-cell office:value-type="float" office:value="-0.0313400000000001" calcext:value-type="float">
            <text:p>-0.03134</text:p>
          </table:table-cell>
          <table:table-cell office:value-type="float" office:value="-2.1546" calcext:value-type="float">
            <text:p>-2.1546</text:p>
          </table:table-cell>
          <table:table-cell office:value-type="float" office:value="2.7793" calcext:value-type="float">
            <text:p>2.7793</text:p>
          </table:table-cell>
          <table:table-cell office:value-type="float" office:value="0.651918385451319" calcext:value-type="float">
            <text:p>0.651918385451319</text:p>
          </table:table-cell>
          <table:table-cell office:value-type="float" office:value="0.617165668662674" calcext:value-type="float">
            <text:p>0.617165668662674</text:p>
          </table:table-cell>
          <table:table-cell office:value-type="float" office:value="0.0347527167886451" calcext:value-type="float">
            <text:p>0.034752716788645</text:p>
          </table:table-cell>
          <table:table-cell office:value-type="float" office:value="0.84718" calcext:value-type="float">
            <text:p>0.84718</text:p>
          </table:table-cell>
          <table:table-cell office:value-type="float" office:value="0.63172" calcext:value-type="float">
            <text:p>0.63172</text:p>
          </table:table-cell>
          <table:table-cell office:value-type="float" office:value="0.21546" calcext:value-type="float">
            <text:p>0.215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48941728794533" calcext:value-type="float">
            <text:p>0.2489417287945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89963484611372" calcext:value-type="float">
            <text:p>2.89963484611372</text:p>
          </table:table-cell>
          <table:table-cell office:value-type="float" office:value="2.91847305762043" calcext:value-type="float">
            <text:p>2.918473057620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WVLLATLFLLLISLLILI</text:p>
          </table:table-cell>
          <table:table-cell office:value-type="float" office:value="3.300210020031E+019" calcext:value-type="float">
            <text:p>3.300210020031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--WV-LAT-FL-LIS-L--I</text:p>
          </table:table-cell>
          <table:table-cell office:value-type="float" office:value="1666750000" calcext:value-type="float">
            <text:p>1666750000</text:p>
          </table:table-cell>
          <table:table-cell office:value-type="float" office:value="3613.55" calcext:value-type="float">
            <text:p>3613.55</text:p>
          </table:table-cell>
          <table:table-cell office:value-type="float" office:value="371.419" calcext:value-type="float">
            <text:p>371.419</text:p>
          </table:table-cell>
          <table:table-cell office:value-type="float" office:value="-392.204" calcext:value-type="float">
            <text:p>-392.204</text:p>
          </table:table-cell>
          <table:table-cell office:value-type="float" office:value="-392.155" calcext:value-type="float">
            <text:p>-392.155</text:p>
          </table:table-cell>
          <table:table-cell office:value-type="float" office:value="-20.7841" calcext:value-type="float">
            <text:p>-20.7841</text:p>
          </table:table-cell>
          <table:table-cell office:value-type="float" office:value="-74.1077" calcext:value-type="float">
            <text:p>-74.1077</text:p>
          </table:table-cell>
          <table:table-cell office:value-type="float" office:value="-74.1147" calcext:value-type="float">
            <text:p>-74.1147</text:p>
          </table:table-cell>
          <table:table-cell office:value-type="float" office:value="-74.0542" calcext:value-type="float">
            <text:p>-74.0542</text:p>
          </table:table-cell>
          <table:table-cell office:value-type="float" office:value="-74.2355" calcext:value-type="float">
            <text:p>-74.2355</text:p>
          </table:table-cell>
          <table:table-cell office:value-type="float" office:value="-229.101" calcext:value-type="float">
            <text:p>-229.101</text:p>
          </table:table-cell>
          <table:table-cell office:value-type="float" office:value="-231.412" calcext:value-type="float">
            <text:p>-231.412</text:p>
          </table:table-cell>
          <table:table-cell office:value-type="float" office:value="-229.097" calcext:value-type="float">
            <text:p>-229.097</text:p>
          </table:table-cell>
          <table:table-cell office:value-type="float" office:value="-253.52" calcext:value-type="float">
            <text:p>-253.52</text:p>
          </table:table-cell>
          <table:table-cell office:value-type="float" office:value="-12.9751" calcext:value-type="float">
            <text:p>-12.9751</text:p>
          </table:table-cell>
          <table:table-cell office:value-type="float" office:value="-379.228" calcext:value-type="float">
            <text:p>-379.228</text:p>
          </table:table-cell>
          <table:table-cell office:value-type="float" office:value="4615.83" calcext:value-type="float">
            <text:p>4615.83</text:p>
          </table:table-cell>
          <table:table-cell office:value-type="float" office:value="3647.92" calcext:value-type="float">
            <text:p>3647.92</text:p>
          </table:table-cell>
          <table:table-cell office:value-type="float" office:value="0.000491273" calcext:value-type="float">
            <text:p>0.000491273</text:p>
          </table:table-cell>
          <table:table-cell office:value-type="float" office:value="-19.1771" calcext:value-type="float">
            <text:p>-19.1771</text:p>
          </table:table-cell>
          <table:table-cell office:value-type="float" office:value="-12.9261" calcext:value-type="float">
            <text:p>-12.9261</text:p>
          </table:table-cell>
          <table:table-cell office:value-type="float" office:value="-88.9953" calcext:value-type="float">
            <text:p>-88.9953</text:p>
          </table:table-cell>
          <table:table-cell office:value-type="float" office:value="-92.8789" calcext:value-type="float">
            <text:p>-92.8789</text:p>
          </table:table-cell>
          <table:table-cell office:value-type="float" office:value="-89.0028" calcext:value-type="float">
            <text:p>-89.0028</text:p>
          </table:table-cell>
          <table:table-cell office:value-type="float" office:value="-51.4729" calcext:value-type="float">
            <text:p>-51.4729</text:p>
          </table:table-cell>
          <table:table-cell office:value-type="float" office:value="1077" calcext:value-type="float">
            <text:p>1077</text:p>
          </table:table-cell>
          <table:table-cell office:value-type="float" office:value="109.666" calcext:value-type="float">
            <text:p>109.666</text:p>
          </table:table-cell>
          <table:table-cell office:value-type="float" office:value="-14.2329" calcext:value-type="float">
            <text:p>-14.2329</text:p>
          </table:table-cell>
          <table:table-cell office:value-type="float" office:value="-14.7954" calcext:value-type="float">
            <text:p>-14.7954</text:p>
          </table:table-cell>
          <table:table-cell office:value-type="float" office:value="5.98868" calcext:value-type="float">
            <text:p>5.98868</text:p>
          </table:table-cell>
          <table:table-cell office:value-type="float" office:value="-152.202" calcext:value-type="float">
            <text:p>-152.202</text:p>
          </table:table-cell>
          <table:table-cell office:value-type="float" office:value="16.885" calcext:value-type="float">
            <text:p>16.885</text:p>
          </table:table-cell>
          <table:table-cell office:value-type="float" office:value="23.4896" calcext:value-type="float">
            <text:p>23.4896</text:p>
          </table:table-cell>
          <table:table-cell office:value-type="float" office:value="9.30656" calcext:value-type="float">
            <text:p>9.30656</text:p>
          </table:table-cell>
          <table:table-cell office:value-type="float" office:value="11.6097" calcext:value-type="float">
            <text:p>11.6097</text:p>
          </table:table-cell>
          <table:table-cell office:value-type="float" office:value="10.363" calcext:value-type="float">
            <text:p>10.363</text:p>
          </table:table-cell>
          <table:table-cell office:value-type="float" office:value="0.56255" calcext:value-type="float">
            <text:p>0.56255</text:p>
          </table:table-cell>
          <table:table-cell office:value-type="float" office:value="-3.31293" calcext:value-type="float">
            <text:p>-3.31293</text:p>
          </table:table-cell>
          <table:table-cell office:value-type="float" office:value="-12.9395" calcext:value-type="float">
            <text:p>-12.9395</text:p>
          </table:table-cell>
          <table:table-cell office:value-type="float" office:value="1" calcext:value-type="float">
            <text:p>1</text:p>
          </table:table-cell>
          <table:table-cell office:value-type="float" office:value="-12.9261" calcext:value-type="float">
            <text:p>-12.9261</text:p>
          </table:table-cell>
          <table:table-cell office:value-type="float" office:value="-151.935" calcext:value-type="float">
            <text:p>-151.935</text:p>
          </table:table-cell>
          <table:table-cell office:value-type="float" office:value="12.4078" calcext:value-type="float">
            <text:p>12.4078</text:p>
          </table:table-cell>
          <table:table-cell office:value-type="float" office:value="24.9811" calcext:value-type="float">
            <text:p>24.9811</text:p>
          </table:table-cell>
          <table:table-cell office:value-type="float" office:value="9.43512" calcext:value-type="float">
            <text:p>9.43512</text:p>
          </table:table-cell>
          <table:table-cell office:value-type="float" office:value="10.9653" calcext:value-type="float">
            <text:p>10.9653</text:p>
          </table:table-cell>
          <table:table-cell office:value-type="float" office:value="9.65142" calcext:value-type="float">
            <text:p>9.65142</text:p>
          </table:table-cell>
          <table:table-cell office:value-type="float" office:value="-12.9751" calcext:value-type="float">
            <text:p>-12.9751</text:p>
          </table:table-cell>
          <table:table-cell office:value-type="float" office:value="2.67575" calcext:value-type="float">
            <text:p>2.67575</text:p>
          </table:table-cell>
          <table:table-cell office:value-type="float" office:value="-153.461" calcext:value-type="float">
            <text:p>-153.461</text:p>
          </table:table-cell>
          <table:table-cell office:value-type="float" office:value="6.5508" calcext:value-type="float">
            <text:p>6.5508</text:p>
          </table:table-cell>
          <table:table-cell office:value-type="float" office:value="26.4718" calcext:value-type="float">
            <text:p>26.4718</text:p>
          </table:table-cell>
          <table:table-cell office:value-type="float" office:value="0.91" calcext:value-type="float">
            <text:p>0.91</text:p>
          </table:table-cell>
          <table:table-cell office:value-type="float" office:value="9.1861" calcext:value-type="float">
            <text:p>9.1861</text:p>
          </table:table-cell>
          <table:table-cell office:value-type="float" office:value="10.4034" calcext:value-type="float">
            <text:p>10.4034</text:p>
          </table:table-cell>
          <table:table-cell office:value-type="float" office:value="9.0017" calcext:value-type="float">
            <text:p>9.0017</text:p>
          </table:table-cell>
          <table:table-cell/>
          <table:table-cell office:value-type="string" calcext:value-type="string">
            <text:p>design_111</text:p>
          </table:table-cell>
          <table:table-cell office:value-type="string" calcext:value-type="string">
            <text:p>Left</text:p>
          </table:table-cell>
          <table:table-cell office:value-type="float" office:value="-41.406" calcext:value-type="float">
            <text:p>-41.406</text:p>
          </table:table-cell>
          <table:table-cell office:value-type="float" office:value="0.120800000000003" calcext:value-type="float">
            <text:p>0.120800000000003</text:p>
          </table:table-cell>
          <table:table-cell office:value-type="float" office:value="22.108" calcext:value-type="float">
            <text:p>22.108</text:p>
          </table:table-cell>
          <table:table-cell office:value-type="float" office:value="-3.87610000000001" calcext:value-type="float">
            <text:p>-3.87610000000001</text:p>
          </table:table-cell>
          <table:table-cell office:value-type="float" office:value="-0.0605000000000047" calcext:value-type="float">
            <text:p>-0.060500000000005</text:p>
          </table:table-cell>
          <table:table-cell office:value-type="float" office:value="-2.315" calcext:value-type="float">
            <text:p>-2.315</text:p>
          </table:table-cell>
          <table:table-cell office:value-type="float" office:value="-6.251" calcext:value-type="float">
            <text:p>-6.251</text:p>
          </table:table-cell>
          <table:table-cell office:value-type="float" office:value="3.31293" calcext:value-type="float">
            <text:p>3.31293</text:p>
          </table:table-cell>
          <table:table-cell office:value-type="float" office:value="-1002.28" calcext:value-type="float">
            <text:p>-1002.28</text:p>
          </table:table-cell>
          <table:table-cell office:value-type="float" office:value="10.3342" calcext:value-type="float">
            <text:p>10.3342</text:p>
          </table:table-cell>
          <table:table-cell office:value-type="float" office:value="0.12046" calcext:value-type="float">
            <text:p>0.12046</text:p>
          </table:table-cell>
          <table:table-cell office:value-type="float" office:value="-2.9822" calcext:value-type="float">
            <text:p>-2.9822</text:p>
          </table:table-cell>
          <table:table-cell office:value-type="float" office:value="1.3613" calcext:value-type="float">
            <text:p>1.3613</text:p>
          </table:table-cell>
          <table:table-cell office:value-type="float" office:value="0.651918385451319" calcext:value-type="float">
            <text:p>0.651918385451319</text:p>
          </table:table-cell>
          <table:table-cell office:value-type="float" office:value="0.785495675316034" calcext:value-type="float">
            <text:p>0.785495675316034</text:p>
          </table:table-cell>
          <table:table-cell office:value-type="float" office:value="0.133577289864715" calcext:value-type="float">
            <text:p>0.133577289864715</text:p>
          </table:table-cell>
          <table:table-cell office:value-type="float" office:value="0.84718" calcext:value-type="float">
            <text:p>0.84718</text:p>
          </table:table-cell>
          <table:table-cell office:value-type="float" office:value="0.54896" calcext:value-type="float">
            <text:p>0.54896</text:p>
          </table:table-cell>
          <table:table-cell office:value-type="float" office:value="0.29822" calcext:value-type="float">
            <text:p>0.298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9095533119683" calcext:value-type="float">
            <text:p>0.1390955331196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2023995826813" calcext:value-type="float">
            <text:p>1.42023995826813</text:p>
          </table:table-cell>
          <table:table-cell office:value-type="float" office:value="1.46396966060192" calcext:value-type="float">
            <text:p>1.463969660601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WTLLAVLFLLLISLLILI</text:p>
          </table:table-cell>
          <table:table-cell office:value-type="float" office:value="3.300210020021E+019" calcext:value-type="float">
            <text:p>3.300210020021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--WT-LAV-FL-LIS-LI--</text:p>
          </table:table-cell>
          <table:table-cell office:value-type="float" office:value="1666750000" calcext:value-type="float">
            <text:p>1666750000</text:p>
          </table:table-cell>
          <table:table-cell office:value-type="float" office:value="3651.77" calcext:value-type="float">
            <text:p>3651.77</text:p>
          </table:table-cell>
          <table:table-cell office:value-type="float" office:value="371.598" calcext:value-type="float">
            <text:p>371.598</text:p>
          </table:table-cell>
          <table:table-cell office:value-type="float" office:value="-391.019" calcext:value-type="float">
            <text:p>-391.019</text:p>
          </table:table-cell>
          <table:table-cell office:value-type="float" office:value="-390.959" calcext:value-type="float">
            <text:p>-390.959</text:p>
          </table:table-cell>
          <table:table-cell office:value-type="float" office:value="-19.4217" calcext:value-type="float">
            <text:p>-19.4217</text:p>
          </table:table-cell>
          <table:table-cell office:value-type="float" office:value="-60.4659" calcext:value-type="float">
            <text:p>-60.4659</text:p>
          </table:table-cell>
          <table:table-cell table:number-columns-repeated="2" office:value-type="float" office:value="-60.4034" calcext:value-type="float">
            <text:p>-60.4034</text:p>
          </table:table-cell>
          <table:table-cell office:value-type="float" office:value="-60.4659" calcext:value-type="float">
            <text:p>-60.4659</text:p>
          </table:table-cell>
          <table:table-cell office:value-type="float" office:value="-230.795" calcext:value-type="float">
            <text:p>-230.795</text:p>
          </table:table-cell>
          <table:table-cell office:value-type="float" office:value="-230.251" calcext:value-type="float">
            <text:p>-230.251</text:p>
          </table:table-cell>
          <table:table-cell office:value-type="float" office:value="-230.791" calcext:value-type="float">
            <text:p>-230.791</text:p>
          </table:table-cell>
          <table:table-cell office:value-type="float" office:value="-254.161" calcext:value-type="float">
            <text:p>-254.161</text:p>
          </table:table-cell>
          <table:table-cell office:value-type="float" office:value="-18.2936" calcext:value-type="float">
            <text:p>-18.2936</text:p>
          </table:table-cell>
          <table:table-cell office:value-type="float" office:value="-372.726" calcext:value-type="float">
            <text:p>-372.726</text:p>
          </table:table-cell>
          <table:table-cell office:value-type="float" office:value="4631.25" calcext:value-type="float">
            <text:p>4631.25</text:p>
          </table:table-cell>
          <table:table-cell office:value-type="float" office:value="3609.43" calcext:value-type="float">
            <text:p>3609.43</text:p>
          </table:table-cell>
          <table:table-cell office:value-type="float" office:value="0.000491273" calcext:value-type="float">
            <text:p>0.000491273</text:p>
          </table:table-cell>
          <table:table-cell office:value-type="float" office:value="-18.7545" calcext:value-type="float">
            <text:p>-18.7545</text:p>
          </table:table-cell>
          <table:table-cell office:value-type="float" office:value="-18.2338" calcext:value-type="float">
            <text:p>-18.2338</text:p>
          </table:table-cell>
          <table:table-cell office:value-type="float" office:value="-99.7581" calcext:value-type="float">
            <text:p>-99.7581</text:p>
          </table:table-cell>
          <table:table-cell office:value-type="float" office:value="-100.826" calcext:value-type="float">
            <text:p>-100.826</text:p>
          </table:table-cell>
          <table:table-cell office:value-type="float" office:value="-99.7655" calcext:value-type="float">
            <text:p>-99.7655</text:p>
          </table:table-cell>
          <table:table-cell office:value-type="float" office:value="-58.0984" calcext:value-type="float">
            <text:p>-58.0984</text:p>
          </table:table-cell>
          <table:table-cell office:value-type="float" office:value="971" calcext:value-type="float">
            <text:p>971</text:p>
          </table:table-cell>
          <table:table-cell office:value-type="float" office:value="197.262" calcext:value-type="float">
            <text:p>197.262</text:p>
          </table:table-cell>
          <table:table-cell office:value-type="float" office:value="-16.0365" calcext:value-type="float">
            <text:p>-16.0365</text:p>
          </table:table-cell>
          <table:table-cell office:value-type="float" office:value="-17.8105" calcext:value-type="float">
            <text:p>-17.8105</text:p>
          </table:table-cell>
          <table:table-cell office:value-type="float" office:value="1.61118" calcext:value-type="float">
            <text:p>1.61118</text:p>
          </table:table-cell>
          <table:table-cell office:value-type="float" office:value="-146.145" calcext:value-type="float">
            <text:p>-146.145</text:p>
          </table:table-cell>
          <table:table-cell office:value-type="float" office:value="18.4653" calcext:value-type="float">
            <text:p>18.4653</text:p>
          </table:table-cell>
          <table:table-cell office:value-type="float" office:value="25.1399" calcext:value-type="float">
            <text:p>25.1399</text:p>
          </table:table-cell>
          <table:table-cell office:value-type="float" office:value="9.07152" calcext:value-type="float">
            <text:p>9.07152</text:p>
          </table:table-cell>
          <table:table-cell office:value-type="float" office:value="10.9146" calcext:value-type="float">
            <text:p>10.9146</text:p>
          </table:table-cell>
          <table:table-cell office:value-type="float" office:value="9.69155" calcext:value-type="float">
            <text:p>9.69155</text:p>
          </table:table-cell>
          <table:table-cell office:value-type="float" office:value="1.77398" calcext:value-type="float">
            <text:p>1.77398</text:p>
          </table:table-cell>
          <table:table-cell office:value-type="float" office:value="6.88024" calcext:value-type="float">
            <text:p>6.88024</text:p>
          </table:table-cell>
          <table:table-cell office:value-type="float" office:value="-18.6536" calcext:value-type="float">
            <text:p>-18.6536</text:p>
          </table:table-cell>
          <table:table-cell office:value-type="float" office:value="4" calcext:value-type="float">
            <text:p>4</text:p>
          </table:table-cell>
          <table:table-cell office:value-type="float" office:value="-18.2338" calcext:value-type="float">
            <text:p>-18.2338</text:p>
          </table:table-cell>
          <table:table-cell office:value-type="float" office:value="-146.668" calcext:value-type="float">
            <text:p>-146.668</text:p>
          </table:table-cell>
          <table:table-cell office:value-type="float" office:value="18.1951" calcext:value-type="float">
            <text:p>18.1951</text:p>
          </table:table-cell>
          <table:table-cell office:value-type="float" office:value="22.7701" calcext:value-type="float">
            <text:p>22.7701</text:p>
          </table:table-cell>
          <table:table-cell office:value-type="float" office:value="8.99684" calcext:value-type="float">
            <text:p>8.99684</text:p>
          </table:table-cell>
          <table:table-cell office:value-type="float" office:value="10.9566" calcext:value-type="float">
            <text:p>10.9566</text:p>
          </table:table-cell>
          <table:table-cell office:value-type="float" office:value="9.72948" calcext:value-type="float">
            <text:p>9.72948</text:p>
          </table:table-cell>
          <table:table-cell office:value-type="float" office:value="-18.2936" calcext:value-type="float">
            <text:p>-18.2936</text:p>
          </table:table-cell>
          <table:table-cell office:value-type="float" office:value="8.49143" calcext:value-type="float">
            <text:p>8.49143</text:p>
          </table:table-cell>
          <table:table-cell office:value-type="float" office:value="-144.42" calcext:value-type="float">
            <text:p>-144.42</text:p>
          </table:table-cell>
          <table:table-cell office:value-type="float" office:value="18.1388" calcext:value-type="float">
            <text:p>18.1388</text:p>
          </table:table-cell>
          <table:table-cell office:value-type="float" office:value="20.7952" calcext:value-type="float">
            <text:p>20.7952</text:p>
          </table:table-cell>
          <table:table-cell office:value-type="float" office:value="0.88" calcext:value-type="float">
            <text:p>0.88</text:p>
          </table:table-cell>
          <table:table-cell office:value-type="float" office:value="9.3778" calcext:value-type="float">
            <text:p>9.3778</text:p>
          </table:table-cell>
          <table:table-cell office:value-type="float" office:value="10.6117" calcext:value-type="float">
            <text:p>10.6117</text:p>
          </table:table-cell>
          <table:table-cell office:value-type="float" office:value="9.3838" calcext:value-type="float">
            <text:p>9.3838</text:p>
          </table:table-cell>
          <table:table-cell/>
          <table:table-cell office:value-type="string" calcext:value-type="string">
            <text:p>design_10</text:p>
          </table:table-cell>
          <table:table-cell office:value-type="string" calcext:value-type="string">
            <text:p>Left</text:p>
          </table:table-cell>
          <table:table-cell office:value-type="float" office:value="-42.7276" calcext:value-type="float">
            <text:p>-42.7276</text:p>
          </table:table-cell>
          <table:table-cell office:value-type="float" office:value="0.0625" calcext:value-type="float">
            <text:p>0.0625</text:p>
          </table:table-cell>
          <table:table-cell office:value-type="float" office:value="23.91" calcext:value-type="float">
            <text:p>23.91</text:p>
          </table:table-cell>
          <table:table-cell office:value-type="float" office:value="-1.06049999999999" calcext:value-type="float">
            <text:p>-1.0604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539999999999992" calcext:value-type="float">
            <text:p>0.539999999999992</text:p>
          </table:table-cell>
          <table:table-cell office:value-type="float" office:value="-0.520700000000002" calcext:value-type="float">
            <text:p>-0.520700000000002</text:p>
          </table:table-cell>
          <table:table-cell office:value-type="float" office:value="-6.88025" calcext:value-type="float">
            <text:p>-6.88025</text:p>
          </table:table-cell>
          <table:table-cell office:value-type="float" office:value="-979.48" calcext:value-type="float">
            <text:p>-979.48</text:p>
          </table:table-cell>
          <table:table-cell office:value-type="float" office:value="0.326499999999999" calcext:value-type="float">
            <text:p>0.326499999999999</text:p>
          </table:table-cell>
          <table:table-cell office:value-type="float" office:value="-0.306280000000001" calcext:value-type="float">
            <text:p>-0.306280000000001</text:p>
          </table:table-cell>
          <table:table-cell office:value-type="float" office:value="4.3447" calcext:value-type="float">
            <text:p>4.3447</text:p>
          </table:table-cell>
          <table:table-cell office:value-type="float" office:value="0.307749999999999" calcext:value-type="float">
            <text:p>0.307749999999999</text:p>
          </table:table-cell>
          <table:table-cell office:value-type="float" office:value="0.864493235750721" calcext:value-type="float">
            <text:p>0.864493235750721</text:p>
          </table:table-cell>
          <table:table-cell office:value-type="float" office:value="0.524861388334442" calcext:value-type="float">
            <text:p>0.524861388334442</text:p>
          </table:table-cell>
          <table:table-cell office:value-type="float" office:value="0.33963184741628" calcext:value-type="float">
            <text:p>0.33963184741628</text:p>
          </table:table-cell>
          <table:table-cell office:value-type="float" office:value="0.27952" calcext:value-type="float">
            <text:p>0.27952</text:p>
          </table:table-cell>
          <table:table-cell office:value-type="float" office:value="0.71399" calcext:value-type="float">
            <text:p>0.71399</text:p>
          </table:table-cell>
          <table:table-cell office:value-type="float" office:value="0.43447" calcext:value-type="float">
            <text:p>0.43447</text:p>
          </table:table-cell>
          <table:table-cell office:value-type="float" office:value="0.155971341544665" calcext:value-type="float">
            <text:p>0.155971341544665</text:p>
          </table:table-cell>
          <table:table-cell office:value-type="float" office:value="0.160365943116493" calcext:value-type="float">
            <text:p>0.160365943116493</text:p>
          </table:table-cell>
          <table:table-cell office:value-type="float" office:value="0.00439460157182717" calcext:value-type="float">
            <text:p>0.004394601571827</text:p>
          </table:table-cell>
          <table:table-cell office:value-type="float" office:value="0.398643714136673" calcext:value-type="float">
            <text:p>0.398643714136673</text:p>
          </table:table-cell>
          <table:table-cell office:value-type="float" office:value="0.719718309859154" calcext:value-type="float">
            <text:p>0.719718309859154</text:p>
          </table:table-cell>
          <table:table-cell office:value-type="float" office:value="0.321074595722481" calcext:value-type="float">
            <text:p>0.321074595722481</text:p>
          </table:table-cell>
          <table:table-cell office:value-type="float" office:value="0.638139625176752" calcext:value-type="float">
            <text:p>0.6381396251767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YTLLFVLALLLISLLILI</text:p>
          </table:table-cell>
          <table:table-cell office:value-type="float" office:value="3.300210020021E+019" calcext:value-type="float">
            <text:p>3.300210020021E+019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string" calcext:value-type="string">
            <text:p>L--YT-LFV-AL-LIS-LI--</text:p>
          </table:table-cell>
          <table:table-cell office:value-type="float" office:value="1666750000" calcext:value-type="float">
            <text:p>1666750000</text:p>
          </table:table-cell>
          <table:table-cell office:value-type="float" office:value="3634.96" calcext:value-type="float">
            <text:p>3634.96</text:p>
          </table:table-cell>
          <table:table-cell office:value-type="float" office:value="360.975" calcext:value-type="float">
            <text:p>360.975</text:p>
          </table:table-cell>
          <table:table-cell office:value-type="float" office:value="-378.03" calcext:value-type="float">
            <text:p>-378.03</text:p>
          </table:table-cell>
          <table:table-cell office:value-type="float" office:value="-377.973" calcext:value-type="float">
            <text:p>-377.973</text:p>
          </table:table-cell>
          <table:table-cell office:value-type="float" office:value="-17.0555" calcext:value-type="float">
            <text:p>-17.0555</text:p>
          </table:table-cell>
          <table:table-cell office:value-type="float" office:value="-60.4659" calcext:value-type="float">
            <text:p>-60.4659</text:p>
          </table:table-cell>
          <table:table-cell table:number-columns-repeated="2" office:value-type="float" office:value="-60.4048" calcext:value-type="float">
            <text:p>-60.4048</text:p>
          </table:table-cell>
          <table:table-cell office:value-type="float" office:value="-60.4659" calcext:value-type="float">
            <text:p>-60.4659</text:p>
          </table:table-cell>
          <table:table-cell office:value-type="float" office:value="-228.272" calcext:value-type="float">
            <text:p>-228.272</text:p>
          </table:table-cell>
          <table:table-cell office:value-type="float" office:value="-227.383" calcext:value-type="float">
            <text:p>-227.383</text:p>
          </table:table-cell>
          <table:table-cell office:value-type="float" office:value="-228.269" calcext:value-type="float">
            <text:p>-228.269</text:p>
          </table:table-cell>
          <table:table-cell office:value-type="float" office:value="-254.007" calcext:value-type="float">
            <text:p>-254.007</text:p>
          </table:table-cell>
          <table:table-cell office:value-type="float" office:value="-14.7747" calcext:value-type="float">
            <text:p>-14.7747</text:p>
          </table:table-cell>
          <table:table-cell office:value-type="float" office:value="-363.256" calcext:value-type="float">
            <text:p>-363.256</text:p>
          </table:table-cell>
          <table:table-cell office:value-type="float" office:value="4657.67" calcext:value-type="float">
            <text:p>4657.67</text:p>
          </table:table-cell>
          <table:table-cell office:value-type="float" office:value="3642.56" calcext:value-type="float">
            <text:p>3642.56</text:p>
          </table:table-cell>
          <table:table-cell office:value-type="float" office:value="0.000859728" calcext:value-type="float">
            <text:p>0.000859728</text:p>
          </table:table-cell>
          <table:table-cell office:value-type="float" office:value="-15.4791" calcext:value-type="float">
            <text:p>-15.4791</text:p>
          </table:table-cell>
          <table:table-cell office:value-type="float" office:value="-14.7177" calcext:value-type="float">
            <text:p>-14.7177</text:p>
          </table:table-cell>
          <table:table-cell office:value-type="float" office:value="-89.2922" calcext:value-type="float">
            <text:p>-89.2922</text:p>
          </table:table-cell>
          <table:table-cell office:value-type="float" office:value="-90.9469" calcext:value-type="float">
            <text:p>-90.9469</text:p>
          </table:table-cell>
          <table:table-cell office:value-type="float" office:value="-89.299" calcext:value-type="float">
            <text:p>-89.299</text:p>
          </table:table-cell>
          <table:table-cell office:value-type="float" office:value="-48.7823" calcext:value-type="float">
            <text:p>-48.7823</text:p>
          </table:table-cell>
          <table:table-cell office:value-type="float" office:value="979" calcext:value-type="float">
            <text:p>979</text:p>
          </table:table-cell>
          <table:table-cell office:value-type="float" office:value="126.44" calcext:value-type="float">
            <text:p>126.44</text:p>
          </table:table-cell>
          <table:table-cell office:value-type="float" office:value="-12.9612" calcext:value-type="float">
            <text:p>-12.9612</text:p>
          </table:table-cell>
          <table:table-cell office:value-type="float" office:value="-14.3797" calcext:value-type="float">
            <text:p>-14.3797</text:p>
          </table:table-cell>
          <table:table-cell office:value-type="float" office:value="2.67575" calcext:value-type="float">
            <text:p>2.67575</text:p>
          </table:table-cell>
          <table:table-cell office:value-type="float" office:value="-146.668" calcext:value-type="float">
            <text:p>-146.668</text:p>
          </table:table-cell>
          <table:table-cell office:value-type="float" office:value="18.1951" calcext:value-type="float">
            <text:p>18.1951</text:p>
          </table:table-cell>
          <table:table-cell office:value-type="float" office:value="22.7701" calcext:value-type="float">
            <text:p>22.7701</text:p>
          </table:table-cell>
          <table:table-cell office:value-type="float" office:value="8.99684" calcext:value-type="float">
            <text:p>8.99684</text:p>
          </table:table-cell>
          <table:table-cell office:value-type="float" office:value="10.9566" calcext:value-type="float">
            <text:p>10.9566</text:p>
          </table:table-cell>
          <table:table-cell office:value-type="float" office:value="9.72948" calcext:value-type="float">
            <text:p>9.72948</text:p>
          </table:table-cell>
          <table:table-cell office:value-type="float" office:value="1.4185" calcext:value-type="float">
            <text:p>1.4185</text:p>
          </table:table-cell>
          <table:table-cell office:value-type="float" office:value="3.31293" calcext:value-type="float">
            <text:p>3.31293</text:p>
          </table:table-cell>
          <table:table-cell office:value-type="float" office:value="-14.527" calcext:value-type="float">
            <text:p>-14.527</text:p>
          </table:table-cell>
          <table:table-cell office:value-type="float" office:value="3" calcext:value-type="float">
            <text:p>3</text:p>
          </table:table-cell>
          <table:table-cell office:value-type="float" office:value="-14.7177" calcext:value-type="float">
            <text:p>-14.7177</text:p>
          </table:table-cell>
          <table:table-cell office:value-type="float" office:value="-147.401" calcext:value-type="float">
            <text:p>-147.401</text:p>
          </table:table-cell>
          <table:table-cell office:value-type="float" office:value="16.7723" calcext:value-type="float">
            <text:p>16.7723</text:p>
          </table:table-cell>
          <table:table-cell office:value-type="float" office:value="23.0753" calcext:value-type="float">
            <text:p>23.0753</text:p>
          </table:table-cell>
          <table:table-cell office:value-type="float" office:value="9.17928" calcext:value-type="float">
            <text:p>9.17928</text:p>
          </table:table-cell>
          <table:table-cell office:value-type="float" office:value="10.8743" calcext:value-type="float">
            <text:p>10.8743</text:p>
          </table:table-cell>
          <table:table-cell office:value-type="float" office:value="9.62593" calcext:value-type="float">
            <text:p>9.62593</text:p>
          </table:table-cell>
          <table:table-cell office:value-type="float" office:value="-14.7747" calcext:value-type="float">
            <text:p>-14.7747</text:p>
          </table:table-cell>
          <table:table-cell office:value-type="float" office:value="5.98868" calcext:value-type="float">
            <text:p>5.98868</text:p>
          </table:table-cell>
          <table:table-cell office:value-type="float" office:value="-144.42" calcext:value-type="float">
            <text:p>-144.42</text:p>
          </table:table-cell>
          <table:table-cell office:value-type="float" office:value="18.1388" calcext:value-type="float">
            <text:p>18.1388</text:p>
          </table:table-cell>
          <table:table-cell office:value-type="float" office:value="20.7952" calcext:value-type="float">
            <text:p>20.7952</text:p>
          </table:table-cell>
          <table:table-cell office:value-type="float" office:value="0.88" calcext:value-type="float">
            <text:p>0.88</text:p>
          </table:table-cell>
          <table:table-cell office:value-type="float" office:value="9.3778" calcext:value-type="float">
            <text:p>9.3778</text:p>
          </table:table-cell>
          <table:table-cell office:value-type="float" office:value="10.6117" calcext:value-type="float">
            <text:p>10.6117</text:p>
          </table:table-cell>
          <table:table-cell office:value-type="float" office:value="9.3838" calcext:value-type="float">
            <text:p>9.3838</text:p>
          </table:table-cell>
          <table:table-cell/>
          <table:table-cell office:value-type="string" calcext:value-type="string">
            <text:p>design_10</text:p>
          </table:table-cell>
          <table:table-cell office:value-type="string" calcext:value-type="string">
            <text:p>Left</text:p>
          </table:table-cell>
          <table:table-cell office:value-type="float" office:value="-42.1646" calcext:value-type="float">
            <text:p>-42.1646</text:p>
          </table:table-cell>
          <table:table-cell office:value-type="float" office:value="0.0610999999999962" calcext:value-type="float">
            <text:p>0.061099999999996</text:p>
          </table:table-cell>
          <table:table-cell office:value-type="float" office:value="26.624" calcext:value-type="float">
            <text:p>26.624</text:p>
          </table:table-cell>
          <table:table-cell office:value-type="float" office:value="-1.64789999999999" calcext:value-type="float">
            <text:p>-1.6478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885999999999996" calcext:value-type="float">
            <text:p>0.885999999999996</text:p>
          </table:table-cell>
          <table:table-cell office:value-type="float" office:value="-0.7614" calcext:value-type="float">
            <text:p>-0.7614</text:p>
          </table:table-cell>
          <table:table-cell office:value-type="float" office:value="-3.31293" calcext:value-type="float">
            <text:p>-3.31293</text:p>
          </table:table-cell>
          <table:table-cell office:value-type="float" office:value="-1022.71" calcext:value-type="float">
            <text:p>-1022.71</text:p>
          </table:table-cell>
          <table:table-cell office:value-type="float" office:value="0.0563000000000003" calcext:value-type="float">
            <text:p>0.0563</text:p>
          </table:table-cell>
          <table:table-cell office:value-type="float" office:value="-0.38096" calcext:value-type="float">
            <text:p>-0.38096</text:p>
          </table:table-cell>
          <table:table-cell office:value-type="float" office:value="1.9749" calcext:value-type="float">
            <text:p>1.9749</text:p>
          </table:table-cell>
          <table:table-cell office:value-type="float" office:value="0.34568" calcext:value-type="float">
            <text:p>0.34568</text:p>
          </table:table-cell>
          <table:table-cell office:value-type="float" office:value="0.864493235750721" calcext:value-type="float">
            <text:p>0.864493235750721</text:p>
          </table:table-cell>
          <table:table-cell office:value-type="float" office:value="0.442049234863607" calcext:value-type="float">
            <text:p>0.442049234863607</text:p>
          </table:table-cell>
          <table:table-cell office:value-type="float" office:value="0.422444000887115" calcext:value-type="float">
            <text:p>0.422444000887115</text:p>
          </table:table-cell>
          <table:table-cell office:value-type="float" office:value="0.27952" calcext:value-type="float">
            <text:p>0.27952</text:p>
          </table:table-cell>
          <table:table-cell office:value-type="float" office:value="0.47701" calcext:value-type="float">
            <text:p>0.47701</text:p>
          </table:table-cell>
          <table:table-cell office:value-type="float" office:value="0.19749" calcext:value-type="float">
            <text:p>0.19749</text:p>
          </table:table-cell>
          <table:table-cell office:value-type="float" office:value="0.155971341544665" calcext:value-type="float">
            <text:p>0.155971341544665</text:p>
          </table:table-cell>
          <table:table-cell office:value-type="float" office:value="0.156729124296561" calcext:value-type="float">
            <text:p>0.156729124296561</text:p>
          </table:table-cell>
          <table:table-cell office:value-type="float" office:value="0.000757782751895447" calcext:value-type="float">
            <text:p>0.000757782751895</text:p>
          </table:table-cell>
          <table:table-cell office:value-type="float" office:value="0.398643714136673" calcext:value-type="float">
            <text:p>0.398643714136673</text:p>
          </table:table-cell>
          <table:table-cell office:value-type="float" office:value="0.759290558163798" calcext:value-type="float">
            <text:p>0.759290558163798</text:p>
          </table:table-cell>
          <table:table-cell office:value-type="float" office:value="0.360646844027125" calcext:value-type="float">
            <text:p>0.360646844027125</text:p>
          </table:table-cell>
          <table:table-cell office:value-type="float" office:value="0.5895150162014" calcext:value-type="float">
            <text:p>0.5895150162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6:27:52.877411325</meta:creation-date>
    <dc:date>2022-10-26T16:31:13.285426231</dc:date>
    <meta:editing-duration>PT3M20S</meta:editing-duration>
    <meta:editing-cycles>1</meta:editing-cycles>
    <meta:generator>LibreOffice/6.4.7.2$Linux_X86_64 LibreOffice_project/40$Build-2</meta:generator>
    <meta:document-statistic meta:table-count="1" meta:cell-count="810" meta:object-count="0"/>
  </office:meta>
</office:document-meta>
</file>